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2" svg:font-family="OpenSymbol, 'Arial Unicode MS'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3" svg:font-family="OpenSymbol, 'Arial Unicode MS'" style:font-pitch="variable"/>
    <style:font-face style:name="SimSun" svg:font-family="SimSu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3.401cm" table:align="left"/>
    </style:style>
    <style:style style:name="Table6.A" style:family="table-column">
      <style:table-column-properties style:column-width="0.7cm"/>
    </style:style>
    <style:style style:name="Table6.B" style:family="table-column">
      <style:table-column-properties style:column-width="0.9cm"/>
    </style:style>
    <style:style style:name="Table6.D" style:family="table-column">
      <style:table-column-properties style:column-width="0.901cm"/>
    </style:style>
    <style:style style:name="Table6.1" style:family="table-row">
      <style:table-row-properties style:min-row-height="0.9cm"/>
    </style:style>
    <style:style style:name="Table6.A1" style:family="table-cell">
      <style:table-cell-properties style:vertical-align="middle" fo:padding-left="0cm" fo:padding-right="0.101cm" fo:padding-top="0.101cm" fo:padding-bottom="0.101cm" fo:border="none"/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 style:data-style-name="N0">
      <style:table-cell-properties style:vertical-align="middle" fo:background-color="#f5bbed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padding="0.097cm" fo:border="none"/>
    </style:style>
    <style:style style:name="Table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style:vertical-align="middle" fo:background-color="#f5bbe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padding="0.097cm" fo:border="none"/>
    </style:style>
    <style:style style:name="Table6.B3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.4" style:family="table-row">
      <style:table-row-properties style:row-height="0.651cm"/>
    </style:style>
    <style:style style:name="Table6.A4" style:family="table-cell">
      <style:table-cell-properties style:vertical-align="middle" fo:padding="0.097cm" fo:border="none"/>
    </style:style>
    <style:style style:name="Table6.B4" style:family="table-cell">
      <style:table-cell-properties style:vertical-align="middle" fo:padding="0.097cm" fo:border="none"/>
    </style:style>
    <style:style style:name="Table6.C4" style:family="table-cell">
      <style:table-cell-properties style:vertical-align="middle" fo:padding="0.097cm" fo:border="none"/>
    </style:style>
    <style:style style:name="Table6.D4" style:family="table-cell">
      <style:table-cell-properties style:vertical-align="middle" fo:padding="0.097cm" fo:border="none"/>
    </style:style>
    <style:style style:name="Table7" style:family="table">
      <style:table-properties style:width="3.493cm" fo:margin-left="-0.099cm" table:align="left"/>
    </style:style>
    <style:style style:name="Table7.A" style:family="table-column">
      <style:table-column-properties style:column-width="0.801cm"/>
    </style:style>
    <style:style style:name="Table7.B" style:family="table-column">
      <style:table-column-properties style:column-width="0.898cm"/>
    </style:style>
    <style:style style:name="Table7.C" style:family="table-column">
      <style:table-column-properties style:column-width="0.896cm"/>
    </style:style>
    <style:style style:name="Table7.1" style:family="table-row">
      <style:table-row-properties style:min-row-height="0.9cm"/>
    </style:style>
    <style:style style:name="Table7.A1" style:family="table-cell">
      <style:table-cell-properties style:vertical-align="middle" fo:padding-left="0cm" fo:padding-right="0.101cm" fo:padding-top="0.101cm" fo:padding-bottom="0.101cm" fo:border="none"/>
    </style:style>
    <style:style style:name="Table7.B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7.A2" style:family="table-cell">
      <style:table-cell-properties style:vertical-align="middle" fo:padding="0.097cm" fo:border="none"/>
    </style:style>
    <style:style style:name="Table7.B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style:vertical-align="middle" fo:padding="0.097cm" fo:border="none"/>
    </style:style>
    <style:style style:name="Table7.B3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3" style:family="table-cell">
      <style:table-cell-properties style:vertical-align="middle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4" style:family="table-row">
      <style:table-row-properties style:row-height="0.651cm"/>
    </style:style>
    <style:style style:name="Table7.A4" style:family="table-cell">
      <style:table-cell-properties style:vertical-align="middle" fo:padding="0.097cm" fo:border="none"/>
    </style:style>
    <style:style style:name="Table7.B4" style:family="table-cell">
      <style:table-cell-properties style:vertical-align="middle" fo:padding="0.097cm" fo:border="none"/>
    </style:style>
    <style:style style:name="Table7.C4" style:family="table-cell">
      <style:table-cell-properties style:vertical-align="middle" fo:padding="0.097cm" fo:border="none"/>
    </style:style>
    <style:style style:name="Table7.D4" style:family="table-cell">
      <style:table-cell-properties style:vertical-align="middle" fo:padding="0.097cm" fo:border="none"/>
    </style:style>
    <style:style style:name="Table8" style:family="table">
      <style:table-properties style:width="4.694cm" fo:break-before="column" table:align="left"/>
    </style:style>
    <style:style style:name="Table8.A" style:family="table-column">
      <style:table-column-properties style:column-width="0.7cm"/>
    </style:style>
    <style:style style:name="Table8.B" style:family="table-column">
      <style:table-column-properties style:column-width="0.998cm"/>
    </style:style>
    <style:style style:name="Table8.1" style:family="table-row">
      <style:table-row-properties style:min-row-height="0.9cm"/>
    </style:style>
    <style:style style:name="Table8.A1" style:family="table-cell">
      <style:table-cell-properties style:vertical-align="middle" fo:padding-left="0cm" fo:padding-right="0.101cm" fo:padding-top="0.101cm" fo:padding-bottom="0.101cm" fo:border="none"/>
    </style:style>
    <style:style style:name="Table8.B1" style:family="table-cell">
      <style:table-cell-properties style:vertical-align="middle" fo:background-color="#ecf191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8.C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8.D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8.E1" style:family="table-cell">
      <style:table-cell-properties style:vertical-align="middle" fo:background-color="#ecf191" fo:padding="0.049cm" fo:border="0.5pt solid #000000">
        <style:background-image/>
      </style:table-cell-properties>
    </style:style>
    <style:style style:name="Table8.A2" style:family="table-cell">
      <style:table-cell-properties style:vertical-align="middle" fo:padding="0.097cm" fo:border="none"/>
    </style:style>
    <style:style style:name="Table8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8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8.D2" style:family="table-cell">
      <style:table-cell-properties style:vertical-align="middle" fo:background-color="#ecf191" fo:padding="0.049cm" fo:border-left="0.5pt solid #000000" fo:border-right="none" fo:border-top="none" fo:border-bottom="0.5pt solid #000000">
        <style:background-image/>
      </style:table-cell-properties>
    </style:style>
    <style:style style:name="Table8.E2" style:family="table-cell">
      <style:table-cell-properties style:vertical-align="middle" fo:background-color="#ecf191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style:vertical-align="middle" fo:padding="0.097cm" fo:border="none"/>
    </style:style>
    <style:style style:name="Table8.D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8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8.A4" style:family="table-cell">
      <style:table-cell-properties style:vertical-align="middle" fo:padding="0.097cm" fo:border="none"/>
    </style:style>
    <style:style style:name="Table8.C4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1" style:family="table">
      <style:table-properties style:width="9.149cm" fo:margin-left="0cm" fo:margin-right="0.002cm" table:align="margins"/>
    </style:style>
    <style:style style:name="Table1.A" style:family="table-column">
      <style:table-column-properties style:column-width="3.05cm" style:rel-column-width="21845*"/>
    </style:style>
    <style:style style:name="Table1.1" style:family="table-row">
      <style:table-row-properties style:row-height="4.001cm"/>
    </style:style>
    <style:style style:name="Table1.A1" style:family="table-cell">
      <style:table-cell-properties fo:padding="0.101cm" fo:border-left="0.5pt solid #000000" fo:border-right="none" fo:border-top="0.5pt solid #000000" fo:border-bottom="0.5pt solid #000000"/>
    </style:style>
    <style:style style:name="Table1.C1" style:family="table-cell">
      <style:table-cell-properties fo:padding="0.101cm" fo:border="0.5pt solid #000000"/>
    </style:style>
    <style:style style:name="Table1.A2" style:family="table-cell">
      <style:table-cell-properties fo:padding="0.101cm" fo:border-left="0.5pt solid #000000" fo:border-right="none" fo:border-top="none" fo:border-bottom="0.5pt solid #000000"/>
    </style:style>
    <style:style style:name="Table1.C2" style:family="table-cell">
      <style:table-cell-properties fo:padding="0.101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paragraph-properties fo:text-align="end" style:justify-single-word="false"/>
    </style:style>
    <style:style style:name="P103" style:family="paragraph" style:parent-style-name="_5f_Tableau_5f_Centré">
      <style:text-properties officeooo:paragraph-rsid="01cf68ff"/>
    </style:style>
    <style:style style:name="P104" style:family="paragraph" style:parent-style-name="_5f_Tableau_5f_Centré">
      <style:paragraph-properties fo:text-align="end" style:justify-single-word="false"/>
    </style:style>
    <style:style style:name="P105" style:family="paragraph" style:parent-style-name="_5f_Tableau_5f_Centré">
      <style:text-properties style:use-window-font-color="true" loext:opacity="0%" fo:font-size="10pt" fo:font-weight="normal" style:font-size-asian="10pt" style:font-weight-asian="normal" style:font-size-complex="10pt" style:font-weight-complex="normal"/>
    </style:style>
    <style:style style:name="P106" style:family="paragraph" style:parent-style-name="_5f_Tableau_5f_Centré_5f_Gras">
      <style:text-properties fo:font-weight="normal" style:font-weight-asian="normal" style:font-weight-complex="normal"/>
    </style:style>
    <style:style style:name="P107" style:family="paragraph" style:parent-style-name="_5f_Tableau_5f_Centré_5f_Gras">
      <style:paragraph-properties fo:text-align="end" style:justify-single-word="false"/>
    </style:style>
    <style:style style:name="P108" style:family="paragraph" style:parent-style-name="_5f_Tableau_5f_Centré_5f_Gras">
      <style:paragraph-properties fo:text-align="end" style:justify-single-word="false"/>
      <style:text-properties officeooo:paragraph-rsid="01d26b44"/>
    </style:style>
    <style:style style:name="P109" style:family="paragraph" style:parent-style-name="_5f_Tableau_5f_Centré_5f_Gras">
      <style:paragraph-properties fo:text-align="center" style:justify-single-word="false"/>
    </style:style>
    <style:style style:name="P110" style:family="paragraph" style:parent-style-name="_5f_Tableau_5f_Centré_5f_Gras">
      <style:paragraph-properties fo:text-align="start" style:justify-single-word="false"/>
    </style:style>
    <style:style style:name="P111" style:family="paragraph" style:parent-style-name="_5f_Paragraphe" style:master-page-name="">
      <loext:graphic-properties draw:fill="none"/>
      <style:paragraph-properties fo:margin-left="-0.199cm" fo:margin-right="0.101cm" fo:margin-top="0.101cm" fo:margin-bottom="0.101cm" style:contextual-spacing="false" fo:text-align="end" style:justify-single-word="false" fo:orphans="0" fo:widows="0" fo:hyphenation-ladder-count="no-limit" fo:text-indent="0cm" style:auto-text-indent="false" style:page-number="auto" fo:background-color="transparent" text:number-lines="true" text:line-number="0" style:vertical-align="baseline"/>
      <style:text-properties fo:hyphenate="false" fo:hyphenation-remain-char-count="2" fo:hyphenation-push-char-count="2" loext:hyphenation-no-caps="false"/>
    </style:style>
    <style:style style:name="P112" style:family="paragraph" style:parent-style-name="_5f_Footer_20_page_20_impaire_20__28_D_29_"/>
    <style:style style:name="P11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5" style:family="paragraph" style:parent-style-name="_5f_Footer_20_page_20_paire_20__28_G_29_"/>
    <style:style style:name="P116" style:family="paragraph" style:parent-style-name="_5f_Footer_20_page_20_paire_20__28_G_29_">
      <style:text-properties fo:font-size="9pt" style:font-size-asian="9pt" style:font-size-complex="9pt"/>
    </style:style>
    <style:style style:name="P117" style:family="paragraph" style:parent-style-name="_5f_Paragraphe_5f_Réponse_5f_Elève" style:list-style-name="_5f_Numérotation_20_des_20_exercices"/>
    <style:style style:name="P118" style:family="paragraph" style:parent-style-name="_5f_Paragraphe_5f_Réponse_5f_Elève" style:list-style-name="_5f_Numérotation_20_des_20_exercices">
      <style:text-properties officeooo:paragraph-rsid="01d26b44"/>
    </style:style>
    <style:style style:name="P11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0" style:family="paragraph" style:parent-style-name="_5f_Paragraphe_5f_Réponse_5f_Elève" style:list-style-name="">
      <style:text-properties officeooo:paragraph-rsid="01d26b44"/>
    </style:style>
    <style:style style:name="P121" style:family="paragraph" style:parent-style-name="_5f_Paragraphe_5f_avec_5f_Num_5f_Question" style:list-style-name="_5f_Numérotation_20_des_20_exercices"/>
    <style:style style:name="P122" style:family="paragraph" style:parent-style-name="_5f_Premier_5f_Titre_5f_Exercices_5f_avec_5f_Num_5f_Exo_5f_sans_5f_Titre" style:list-style-name="_5f_Numérotation_20_des_20_exercices" style:master-page-name="_33__5f_1_5f_SERIE_5f_N_5f_GAUCHE_5f_ET_5f_DROITE_5f_2COL">
      <style:paragraph-properties style:page-number="auto"/>
    </style:style>
    <style:style style:name="P123" style:family="paragraph" style:parent-style-name="_5f_Titre_5f_Exercices_5f_avec_5f_Titre" style:list-style-name="_5f_Numérotation_20_des_20_exercices"/>
    <style:style style:name="P124" style:family="paragraph" style:parent-style-name="_5f_Titre_5f_Exercices_5f_avec_5f_Titre" style:list-style-name="_5f_Numérotation_20_des_20_exercices">
      <style:paragraph-properties fo:break-before="column"/>
    </style:style>
    <style:style style:name="P125" style:family="paragraph" style:parent-style-name="_5f_Titre_5f_Exercices_5f_sans_5f_Titre" style:list-style-name="_5f_Numérotation_20_des_20_exercices"/>
    <style:style style:name="P126" style:family="paragraph" style:parent-style-name="_5f_Titre_5f_Exercices_5f_sans_5f_Titre" style:list-style-name="_5f_Numérotation_20_des_20_exercices">
      <style:paragraph-properties fo:break-before="column"/>
    </style:style>
    <style:style style:name="P12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text-align="center"/>
    </style:style>
    <style:style style:name="P1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4" style:family="paragraph">
      <loext:graphic-properties draw:fill="solid" draw:fill-color="#7fb241"/>
    </style:style>
    <style:style style:name="P135" style:family="paragraph">
      <loext:graphic-properties draw:fill="solid" draw:fill-color="#1ca2b8"/>
    </style:style>
    <style:style style:name="P13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d62e4e"/>
    </style:style>
    <style:style style:name="P138" style:family="paragraph">
      <loext:graphic-properties draw:fill="solid" draw:fill-color="#d7e12c"/>
    </style:style>
    <style:style style:name="P139" style:family="paragraph">
      <loext:graphic-properties draw:fill="none" draw:fill-color="#ffffff"/>
      <style:paragraph-properties fo:text-align="center" style:writing-mode="lr-tb"/>
      <style:text-properties fo:color="#ff0000" loext:opacity="100%" style:text-position="super 58%" style:font-name="Bitstream Vera Sans3" fo:font-size="15pt" fo:background-color="#ffff00" style:font-name-asian="OpenSymbol2" style:font-size-asian="15pt" style:font-size-complex="15pt"/>
    </style:style>
    <style:style style:name="P140" style:family="paragraph">
      <loext:graphic-properties draw:fill="none" draw:fill-color="#ffffff"/>
      <style:paragraph-properties fo:text-align="center" style:writing-mode="lr-tb"/>
      <style:text-properties fo:color="#ff0000" loext:opacity="100%" style:text-position="super 58%" style:font-name="Bitstream Vera Sans3" fo:font-size="12pt" fo:background-color="#ffff00" style:font-name-asian="OpenSymbol2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style:use-window-font-color="true" loext:opacity="0%"/>
    </style:style>
    <style:style style:name="T180" style:family="text">
      <style:text-properties style:use-window-font-color="true" loext:opacity="0%" fo:background-color="transparent" loext:char-shading-value="0"/>
    </style:style>
    <style:style style:name="T181" style:family="text">
      <style:text-properties fo:language="zxx" fo:country="none" style:language-asian="zxx" style:country-asian="none"/>
    </style:style>
    <style:style style:name="T182" style:family="text">
      <style:text-properties fo:color="#000000" loext:opacity="100%" style:font-name="Bitstream Vera Sans" fo:font-size="10pt" officeooo:rsid="01d26b44"/>
    </style:style>
    <style:style style:name="T183" style:family="text">
      <style:text-properties fo:color="#000000" loext:opacity="100%" style:font-name="Bitstream Vera Sans" fo:font-size="10pt" fo:language="fr" fo:country="FR" officeooo:rsid="01d26b4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1d51a2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fo:font-size="6pt" style:font-size-asian="6pt" style:font-size-complex="6pt"/>
    </style:style>
    <style:style style:name="T187" style:family="text">
      <style:text-properties fo:font-size="6pt" fo:font-weight="normal" style:font-size-asian="6pt" style:font-weight-asian="normal" style:font-size-complex="6pt" style:font-weight-complex="normal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officeooo:rsid="01d26b44"/>
    </style:style>
    <style:style style:name="T190" style:family="text">
      <style:text-properties fo:color="#468a1a" loext:opacity="100%" fo:font-weight="bold" style:font-weight-asian="bold" style:font-weight-complex="bold"/>
    </style:style>
    <style:style style:name="T191" style:family="text">
      <style:text-properties fo:background-color="transparent" loext:char-shading-value="0"/>
    </style:style>
    <style:style style:name="T192" style:family="text">
      <style:text-properties style:text-line-through-style="none" style:text-line-through-type="none" fo:background-color="transparent" loext:char-shading-value="0"/>
    </style:style>
    <style:style style:name="T193" style:family="text">
      <style:text-properties officeooo:rsid="01dcac83"/>
    </style:style>
    <style:style style:name="T194" style:family="text">
      <style:text-properties officeooo:rsid="01deb5f9"/>
    </style:style>
    <style:style style:name="T195" style:family="text"/>
    <style:style style:name="T19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7" style:family="text">
      <style:text-properties fo:color="#000000" loext:opacity="100%" style:text-position="super 58%" style:font-name="Bitstream Vera Sans3" fo:font-size="18pt" fo:background-color="#ffff00" style:font-name-asian="OpenSymbol2" style:font-size-asian="18pt" style:font-size-complex="18pt"/>
    </style:style>
    <style:style style:name="T198" style:family="text">
      <style:text-properties fo:color="#000000" loext:opacity="100%" style:text-position="super 58%" style:font-name="Bitstream Vera Sans3" fo:font-size="12pt" fo:background-color="#ffff00" style:font-name-asian="OpenSymbol2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 fo:column-gap="1.499cm">
          <style:column style:rel-width="21845*" fo:start-indent="0cm" fo:end-indent="0.75cm"/>
          <style:column style:rel-width="21845*" fo:start-indent="0.75cm" fo:end-indent="0.75cm"/>
          <style:column style:rel-width="21845*" fo:start-indent="0.7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9cm">
          <style:column style:rel-width="21845*" fo:start-indent="0cm" fo:end-indent="0.45cm"/>
          <style:column style:rel-width="21845*" fo:start-indent="0.45cm" fo:end-indent="0.45cm"/>
          <style:column style:rel-width="21845*" fo:start-indent="0.4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41cm" svg:stroke-color="#000000" draw:marker-start-width="0.42cm" draw:marker-end-width="0.42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6" draw:name="Shape8_3" draw:style-name="gr20" draw:text-style-name="P133" svg:width="2.703cm" svg:height="0.715cm" draw:transform="rotate (0.0872664625997165) translate (1.32644444444444cm 1.21884722222222cm)">
        <draw:text-box>
          <text:p text:style-name="P128"><text:span text:style-name="T196">Série 1</text:span></text:p>
        </draw:text-box>
      </draw:frame>
      <draw:line text:anchor-type="page" text:anchor-page-number="2" draw:z-index="5" draw:name="Shape3_1" draw:style-name="gr21" draw:text-style-name="P128" svg:x1="16.476cm" svg:y1="1.439cm" svg:x2="21.997cm" svg:y2="1.411cm">
        <text:p/>
      </draw:line>
      <draw:path text:anchor-type="page" text:anchor-page-number="2" draw:z-index="4" draw:name="Shape1_0" draw:style-name="gr22" draw:text-style-name="P138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3" draw:name="Shape3_0" draw:style-name="gr21" draw:text-style-name="P128" svg:x1="17.111cm" svg:y1="1.979cm" svg:x2="22.538cm" svg:y2="1.953cm">
        <text:p/>
      </draw:line>
      <draw:frame text:anchor-type="page" text:anchor-page-number="2" draw:z-index="2" draw:name="Shape8_1" draw:style-name="gr20" draw:text-style-name="P133" svg:width="2.703cm" svg:height="0.715cm" draw:transform="rotate (0.0872664625997165) translate (1.32644444444444cm 1.21884722222222cm)">
        <draw:text-box>
          <text:p text:style-name="P128"><text:span text:style-name="T196">Série 2</text:span></text:p>
        </draw:text-box>
      </draw:frame>
      <draw:frame text:anchor-type="page" text:anchor-page-number="1" draw:z-index="1" draw:name="Shape8_0" draw:style-name="gr20" draw:text-style-name="P133" svg:width="2.703cm" svg:height="0.715cm" draw:transform="rotate (0.0872664625997165) translate (1.32644444444444cm 1.21884722222222cm)">
        <draw:text-box>
          <text:p text:style-name="P128"><text:span text:style-name="T196">Série 1</text:span></text:p>
        </draw:text-box>
      </draw:frame>
      <draw:path text:anchor-type="page" text:anchor-page-number="1" draw:z-index="0" draw:name="Shape1" draw:style-name="gr22" draw:text-style-name="P138" svg:width="4.329cm" svg:height="2.24cm" svg:x="0cm" svg:y="0cm" svg:viewBox="0 0 4330 2241" svg:d="M0 2241l3984-288c209-15 363-168 345-342l-170-1611h-4159z">
        <text:p/>
      </draw:path>
      <text:list xml:id="list3724728072" text:style-name="_5f_Numérotation_20_des_20_exercices">
        <text:list-item>
          <text:h text:style-name="P122" text:outline-level="1"><text:span text:style-name="_5f_Caractères">Calcule les sommes suivantes (il est recom­mandé de poser les retenues).</text:span></text:h>
        </text:list-item>
      </text:list>
      <text:section text:style-name="Sect1" text:name="Section1">
        <text:h text:style-name="P102" text:outline-level="1"><text:span text:style-name="_5f_Caractères">1 2 3</text:span></text:h>
        <text:h text:style-name="P102" text:outline-level="1"><text:span text:style-name="_5f_Caractères">+ 5 6 4</text:span></text:h>
        <text:p text:style-name="_5f_Paragraphe_5f_Réponse_5f_Pointillés_5f_Grisés_5f_avec_5f_bordure_5f_supérieure"><text:span text:style-name="_5f_Caractères_5f_correction">6 8 7</text:span></text:p>
        <text:h text:style-name="_5f_Paragraphe" text:outline-level="1"/>
        <text:h text:style-name="P102" text:outline-level="1"><text:span text:style-name="_5f_Caractères">2 5 6 3</text:span></text:h>
        <text:h text:style-name="P102" text:outline-level="1"><text:span text:style-name="_5f_Caractères">+ <text:s text:c="4"/>3 2 1</text:span></text:h>
        <text:p text:style-name="_5f_Paragraphe_5f_Réponse_5f_Pointillés_5f_Grisés_5f_avec_5f_bordure_5f_supérieure"><text:span text:style-name="_5f_Caractères_5f_correction">2 8 8 4</text:span></text:p>
        <text:h text:style-name="_5f_Paragraphe" text:outline-level="1"/>
        <text:h text:style-name="P102" text:outline-level="1"><text:span text:style-name="_5f_Caractères">8 2</text:span></text:h>
        <text:h text:style-name="P102" text:outline-level="1"><text:span text:style-name="_5f_Caractères">+ 1 1 1</text:span></text:h>
        <text:h text:style-name="P102" text:outline-level="1"><text:span text:style-name="_5f_Caractères">+ <text:s text:c="6"/>6</text:span></text:h>
        <text:p text:style-name="_5f_Paragraphe_5f_Réponse_5f_Pointillés_5f_Grisés_5f_avec_5f_bordure_5f_supérieure"><text:span text:style-name="_5f_Caractères_5f_correction">1 9 9</text:span></text:p>
      </text:section>
      <text:h text:style-name="_5f_Paragraphe" text:outline-level="1"><draw:frame text:anchor-type="paragraph" draw:z-index="7" draw:name="Forme1" draw:style-name="gr19" draw:text-style-name="P140" svg:width="0.251cm" svg:height="0.496cm" svg:x="1.319cm" svg:y="0.422cm"><draw:text-box><text:p text:style-name="P128"><text:span text:style-name="T198">1</text:span></text:p></draw:text-box></draw:frame><draw:frame text:anchor-type="paragraph" draw:z-index="8" draw:name="Forme1_0" draw:style-name="gr19" draw:text-style-name="P140" svg:width="0.251cm" svg:height="0.496cm" svg:x="4.865cm" svg:y="0.379cm"><draw:text-box><text:p text:style-name="P128"><text:span text:style-name="T198">1</text:span></text:p></draw:text-box></draw:frame><draw:frame text:anchor-type="paragraph" draw:z-index="9" draw:name="Forme1_1" draw:style-name="gr19" draw:text-style-name="P140" svg:width="0.251cm" svg:height="0.496cm" svg:x="4.551cm" svg:y="0.379cm"><draw:text-box><text:p text:style-name="P128"><text:span text:style-name="T198">1</text:span></text:p></draw:text-box></draw:frame><draw:frame text:anchor-type="paragraph" draw:z-index="10" draw:name="Forme1_2" draw:style-name="gr19" draw:text-style-name="P140" svg:width="0.251cm" svg:height="0.496cm" svg:x="4.136cm" svg:y="0.349cm"><draw:text-box><text:p text:style-name="P128"><text:span text:style-name="T198">1</text:span></text:p></draw:text-box></draw:frame><draw:frame text:anchor-type="paragraph" draw:z-index="11" draw:name="Forme1_3" draw:style-name="gr19" draw:text-style-name="P140" svg:width="0.251cm" svg:height="0.496cm" svg:x="8.454cm" svg:y="0.425cm"><draw:text-box><text:p text:style-name="P128"><text:span text:style-name="T198">1</text:span></text:p></draw:text-box></draw:frame><draw:frame text:anchor-type="paragraph" draw:z-index="12" draw:name="Forme1_4" draw:style-name="gr19" draw:text-style-name="P140" svg:width="0.251cm" svg:height="0.496cm" svg:x="8.042cm" svg:y="0.455cm"><draw:text-box><text:p text:style-name="P128"><text:span text:style-name="T198">1</text:span></text:p></draw:text-box></draw:frame></text:h>
      <text:section text:style-name="Sect1" text:name="Section2">
        <text:h text:style-name="P102" text:outline-level="1"><text:span text:style-name="_5f_Caractères">8 2 9</text:span></text:h>
        <text:h text:style-name="P102" text:outline-level="1"><text:span text:style-name="_5f_Caractères">+ 5 6 2</text:span></text:h>
        <text:p text:style-name="_5f_Paragraphe_5f_Réponse_5f_Pointillés_5f_Grisés_5f_avec_5f_bordure_5f_supérieure"><text:span text:style-name="_5f_Caractères_5f_correction">1 3 9 1</text:span></text:p>
        <text:h text:style-name="_5f_Paragraphe" text:outline-level="1"><text:span text:style-name="_5f_pointillés_20_gris"/></text:h>
        <text:h text:style-name="P102" text:outline-level="1"><text:span text:style-name="_5f_Caractères">3 5 7 5</text:span></text:h>
        <text:h text:style-name="P102" text:outline-level="1"><text:span text:style-name="_5f_Caractères">+ <text:s text:c="2"/>8 2 6</text:span></text:h>
        <text:p text:style-name="_5f_Paragraphe_5f_Réponse_5f_Pointillés_5f_Grisés_5f_avec_5f_bordure_5f_supérieure"><text:span text:style-name="_5f_Caractères_5f_correction">4 4 0 1</text:span></text:p>
        <text:h text:style-name="_5f_Paragraphe" text:outline-level="1"><text:span text:style-name="_5f_pointillés_20_gris"/></text:h>
        <text:h text:style-name="P102" text:outline-level="1"><text:span text:style-name="_5f_Caractères">3 2</text:span></text:h>
        <text:h text:style-name="P102" text:outline-level="1"><text:span text:style-name="_5f_Caractères">+ <text:s text:c="3"/>1 7 5</text:span></text:h>
        <text:h text:style-name="P102" text:outline-level="1"><text:span text:style-name="_5f_Caractères">+ <text:s text:c="3"/>9 1 3</text:span></text:h>
        <text:p text:style-name="_5f_Paragraphe_5f_Réponse_5f_Pointillés_5f_Grisés_5f_avec_5f_bordure_5f_supérieure"><text:span text:style-name="_5f_Caractères_5f_correction">1 1 2 0</text:span></text:p>
      </text:section>
      <text:list xml:id="list134837976710419" text:continue-numbering="true" text:style-name="_5f_Numérotation_20_des_20_exercices">
        <text:list-item>
          <text:h text:style-name="_5f_Titre_5f_Exercices_5f_sans_5f_Titre" text:outline-level="1"><text:span text:style-name="_5f_Caractères">Calcule les différences suivantes (il est recom­mandé de poser les retenues).</text:span></text:h>
        </text:list-item>
      </text:list>
      <text:section text:style-name="Sect1" text:name="Section3">
        <text:h text:style-name="P102" text:outline-level="1"><text:span text:style-name="_5f_Caractères"><text:s text:c="4"/>6 2 3</text:span></text:h>
        <text:h text:style-name="P102" text:outline-level="1"><text:span text:style-name="_5f_Caractères">– <text:s/>5 1 2</text:span></text:h>
        <text:p text:style-name="_5f_Paragraphe_5f_Réponse_5f_Pointillés_5f_Grisés_5f_avec_5f_bordure_5f_supérieure"><text:span text:style-name="_5f_Caractères_5f_correction">1 1 1</text:span></text:p>
        <text:h text:style-name="_5f_Paragraphe" text:outline-level="1"><draw:frame text:anchor-type="paragraph" draw:z-index="13" draw:name="Forme1_5" draw:style-name="gr19" draw:text-style-name="P140" svg:width="0.251cm" svg:height="0.496cm" svg:x="1.653cm" svg:y="0.494cm"><draw:text-box><text:p text:style-name="P128"><text:span text:style-name="T198">1</text:span></text:p></draw:text-box></draw:frame></text:h>
        <text:h text:style-name="P102" text:outline-level="1"><text:span text:style-name="_5f_Caractères"><text:s text:c="3"/>6 3 4</text:span></text:h>
        <text:h text:style-name="P102" text:outline-level="1"><draw:frame text:anchor-type="paragraph" draw:z-index="14" draw:name="Forme1_6" draw:style-name="gr19" draw:text-style-name="P140" svg:width="0.251cm" svg:height="0.496cm" svg:x="1.161cm" svg:y="0.275cm"><draw:text-box><text:p text:style-name="P128"><text:span text:style-name="T198">1</text:span></text:p></draw:text-box></draw:frame><text:span text:style-name="_5f_Caractères">– <text:s text:c="4"/>2 5</text:span></text:h>
        <text:p text:style-name="_5f_Paragraphe_5f_Réponse_5f_Pointillés_5f_Grisés_5f_avec_5f_bordure_5f_supérieure"><text:span text:style-name="_5f_Caractères_5f_correction">6 0 9</text:span></text:p>
        <text:h text:style-name="P102" text:outline-level="1"><text:span text:style-name="_5f_Caractères">2 9 3 6</text:span></text:h>
        <text:h text:style-name="P102" text:outline-level="1"><text:span text:style-name="_5f_Caractères">– <text:s text:c="5"/>7 2 5</text:span></text:h>
        <text:p text:style-name="_5f_Paragraphe_5f_Réponse_5f_Pointillés_5f_Grisés_5f_avec_5f_bordure_5f_supérieure"><text:span text:style-name="_5f_Caractères_5f_correction">2 2 1 1</text:span></text:p>
        <text:h text:style-name="_5f_Paragraphe" text:outline-level="1"><draw:frame text:anchor-type="paragraph" draw:z-index="18" draw:name="Forme1_10" draw:style-name="gr19" draw:text-style-name="P140" svg:width="0.251cm" svg:height="0.496cm" svg:x="0.945cm" svg:y="0.439cm"><draw:text-box><text:p text:style-name="P128"><text:span text:style-name="T198">1</text:span></text:p></draw:text-box></draw:frame><draw:frame text:anchor-type="paragraph" draw:z-index="15" draw:name="Forme1_7" draw:style-name="gr19" draw:text-style-name="P140" svg:width="0.251cm" svg:height="0.496cm" svg:x="1.362cm" svg:y="0.409cm"><draw:text-box><text:p text:style-name="P128"><text:span text:style-name="T198">1</text:span></text:p></draw:text-box></draw:frame></text:h>
        <text:h text:style-name="P102" text:outline-level="1"><text:span text:style-name="_5f_Caractères">2 6 4 6</text:span></text:h>
        <text:h text:style-name="P102" text:outline-level="1"><draw:frame text:anchor-type="paragraph" draw:z-index="17" draw:name="Forme1_9" draw:style-name="gr19" draw:text-style-name="P140" svg:width="0.251cm" svg:height="0.496cm" svg:x="0.878cm" svg:y="0.238cm"><draw:text-box><text:p text:style-name="P128"><text:span text:style-name="T198">1</text:span></text:p></draw:text-box></draw:frame><draw:frame text:anchor-type="paragraph" draw:z-index="16" draw:name="Forme1_8" draw:style-name="gr19" draw:text-style-name="P140" svg:width="0.251cm" svg:height="0.496cm" svg:x="0.519cm" svg:y="0.266cm"><draw:text-box><text:p text:style-name="P128"><text:span text:style-name="T198">1</text:span></text:p></draw:text-box></draw:frame><text:span text:style-name="_5f_Caractères">– <text:s text:c="6"/>7 9 5</text:span></text:h>
        <text:p text:style-name="_5f_Paragraphe_5f_Réponse_5f_Pointillés_5f_Grisés_5f_avec_5f_bordure_5f_supérieure"><text:span text:style-name="_5f_Caractères_5f_correction">1 8 5 1</text:span></text:p>
        <text:h text:style-name="P102" text:outline-level="1"><text:span text:style-name="_5f_Caractères">6 6 9</text:span></text:h>
        <text:h text:style-name="P102" text:outline-level="1"><text:span text:style-name="_5f_Caractères">– <text:s text:c="3"/>3 5 4</text:span></text:h>
        <text:p text:style-name="_5f_Paragraphe_5f_Réponse_5f_Pointillés_5f_Grisés_5f_avec_5f_bordure_5f_supérieure"><text:span text:style-name="_5f_Caractères_5f_correction">3 1 5</text:span></text:p>
        <text:h text:style-name="_5f_Paragraphe" text:outline-level="1"><draw:frame text:anchor-type="paragraph" draw:z-index="20" draw:name="Forme1_12" draw:style-name="gr19" draw:text-style-name="P140" svg:width="0.251cm" svg:height="0.496cm" svg:x="1.261cm" svg:y="0.452cm"><draw:text-box><text:p text:style-name="P128"><text:span text:style-name="T198">1</text:span></text:p></draw:text-box></draw:frame><draw:frame text:anchor-type="paragraph" draw:z-index="19" draw:name="Forme1_11" draw:style-name="gr19" draw:text-style-name="P140" svg:width="0.251cm" svg:height="0.496cm" svg:x="1.674cm" svg:y="0.452cm"><draw:text-box><text:p text:style-name="P128"><text:span text:style-name="T198">1</text:span></text:p></draw:text-box></draw:frame></text:h>
        <text:h text:style-name="P102" text:outline-level="1"><text:span text:style-name="_5f_Caractères">1 <text:s/>5 1 3</text:span></text:h>
        <text:h text:style-name="P102" text:outline-level="1"><draw:frame text:anchor-type="paragraph" draw:z-index="21" draw:name="Forme1_13" draw:style-name="gr19" draw:text-style-name="P140" svg:width="0.251cm" svg:height="0.496cm" svg:x="1.289cm" svg:y="0.362cm"><draw:text-box><text:p text:style-name="P128"><text:span text:style-name="T198">1</text:span></text:p></draw:text-box></draw:frame><draw:frame text:anchor-type="paragraph" draw:z-index="22" draw:name="Forme1_14" draw:style-name="gr19" draw:text-style-name="P140" svg:width="0.251cm" svg:height="0.496cm" svg:x="0.85cm" svg:y="0.402cm"><draw:text-box><text:p text:style-name="P128"><text:span text:style-name="T198">1</text:span></text:p></draw:text-box></draw:frame><text:span text:style-name="_5f_Caractères">– <text:s text:c="6"/>6 4 4</text:span></text:h>
        <text:p text:style-name="_5f_Paragraphe_5f_Réponse_5f_Pointillés_5f_Grisés_5f_avec_5f_bordure_5f_supérieure"><text:span text:style-name="_5f_Caractères_5f_correction">8 6 9</text:span></text:p>
      </text:section>
      <text:list xml:id="list134838231460822" text:continue-numbering="true" text:style-name="_5f_Numérotation_20_des_20_exercices">
        <text:list-item>
          <text:h text:style-name="P125" text:outline-level="1"><draw:frame text:anchor-type="paragraph" draw:z-index="23" draw:name="Forme1_15" draw:style-name="gr19" draw:text-style-name="P140" svg:width="0.154cm" svg:height="0.496cm" svg:x="5.131cm" svg:y="1.161cm"><draw:text-box><text:p text:style-name="P128"><text:span text:style-name="T198">1</text:span></text:p></draw:text-box></draw:frame><draw:frame text:anchor-type="paragraph" draw:z-index="24" draw:name="Forme1_16" draw:style-name="gr19" draw:text-style-name="P140" svg:width="0.251cm" svg:height="0.496cm" svg:x="7.532cm" svg:y="1.219cm"><draw:text-box><text:p text:style-name="P128"><text:span text:style-name="T198">1</text:span></text:p></draw:text-box></draw:frame><text:span text:style-name="_5f_Caractères">Calcule les sommes et les différences sui­vantes :</text:span></text:h>
        </text:list-item>
      </text:list>
      <text:section text:style-name="Sect2" text:name="Section4">
        <text:h text:style-name="P102" text:outline-level="1"><text:span text:style-name="_5f_Caractères">1 2, 3</text:span></text:h>
        <text:h text:style-name="P102" text:outline-level="1"><text:span text:style-name="_5f_Caractères">+ <text:s text:c="2"/>5, 4</text:span></text:h>
        <text:p text:style-name="_5f_Paragraphe_5f_Réponse_5f_Pointillés_5f_Grisés_5f_avec_5f_bordure_5f_supérieure"><text:span text:style-name="_5f_Caractères_5f_correction">1 7, 7</text:span></text:p>
        <text:h text:style-name="_5f_Paragraphe" text:outline-level="1"><draw:frame text:anchor-type="paragraph" draw:z-index="26" draw:name="Forme1_18" draw:style-name="gr19" draw:text-style-name="P140" svg:width="0.251cm" svg:height="0.496cm" svg:x="1.379cm" svg:y="0.487cm"><draw:text-box><text:p text:style-name="P128"><text:span text:style-name="T198">1</text:span></text:p></draw:text-box></draw:frame><text:span text:style-name="_5f_Caractères_5f_correction"/></text:h>
        <text:h text:style-name="P102" text:outline-level="1"><draw:frame text:anchor-type="paragraph" draw:z-index="27" draw:name="Forme1_19" draw:style-name="gr19" draw:text-style-name="P140" svg:width="0.251cm" svg:height="0.496cm" svg:x="0.877cm" svg:y="-0.099cm"><draw:text-box><text:p text:style-name="P128"><text:span text:style-name="T198">1</text:span></text:p></draw:text-box></draw:frame><draw:frame text:anchor-type="paragraph" draw:z-index="25" draw:name="Forme1_17" draw:style-name="gr19" draw:text-style-name="P140" svg:width="0.251cm" svg:height="0.496cm" svg:x="1.739cm" svg:y="-0.083cm"><draw:text-box><text:p text:style-name="P128"><text:span text:style-name="T198">1</text:span></text:p></draw:text-box></draw:frame><text:span text:style-name="_5f_Caractères">0, 8 3 9</text:span></text:h>
        <text:h text:style-name="P102" text:outline-level="1"><text:span text:style-name="_5f_Caractères">+ <text:s/>5, 3 6 2</text:span></text:h>
        <text:p text:style-name="_5f_Paragraphe_5f_Réponse_5f_Pointillés_5f_Grisés_5f_avec_5f_bordure_5f_supérieure"><text:span text:style-name="_5f_Caractères_5f_correction">6, 2 0 1</text:span></text:p>
        <text:h text:style-name="P102" text:outline-level="1"><text:span text:style-name="_5f_pointillés_20_gris"/></text:h>
        <text:h text:style-name="P102" text:outline-level="1"><draw:frame text:anchor-type="paragraph" draw:z-index="33" draw:name="Forme1_41" draw:style-name="gr19" draw:text-style-name="P140" svg:width="0.251cm" svg:height="0.496cm" svg:x="1.189cm" svg:y="0.351cm"><draw:text-box><text:p text:style-name="P128"><text:span text:style-name="T198">1</text:span></text:p></draw:text-box></draw:frame><draw:frame text:anchor-type="paragraph" draw:z-index="40" draw:name="Forme1_25" draw:style-name="gr17" draw:text-style-name="P139" svg:width="0.251cm" svg:height="0.742cm" svg:x="0.609cm" svg:y="-0.035cm"><draw:text-box><text:p text:style-name="P128"><text:span text:style-name="T197">0</text:span></text:p></draw:text-box></draw:frame><text:span text:style-name="_5f_Caractères"><text:span text:style-name="T192">1 </text:span></text:span><draw:line text:anchor-type="char" draw:z-index="41" draw:name="Shape2" draw:style-name="gr18" draw:text-style-name="P128" svg:x1="0.859cm" svg:y1="0.515cm" svg:x2="1.189cm" svg:y2="0.088cm"><text:p/></draw:line><text:span text:style-name="_5f_Caractères"><text:s/>2 5, 8</text:span></text:h>
        <text:h text:style-name="P102" text:outline-level="1"><text:span text:style-name="_5f_Caractères">– <text:s text:c="4"/>4 5, 6</text:span></text:h>
        <text:p text:style-name="_5f_Paragraphe_5f_Réponse_5f_Pointillés_5f_Grisés_5f_avec_5f_bordure_5f_supérieure"><text:span text:style-name="_5f_Caractères_5f_correction">8 0, 2</text:span></text:p>
        <text:h text:style-name="P102" text:outline-level="1"><draw:frame text:anchor-type="paragraph" draw:z-index="63" draw:name="Forme1_38" draw:style-name="gr17" draw:text-style-name="P139" svg:width="0.251cm" svg:height="0.742cm" svg:x="0.737cm" svg:y="0.39cm"><draw:text-box><text:p text:style-name="P128"><text:span text:style-name="T197">7</text:span></text:p></draw:text-box></draw:frame><draw:frame text:anchor-type="paragraph" draw:z-index="62" draw:name="Forme1_37" draw:style-name="gr17" draw:text-style-name="P139" svg:width="0.251cm" svg:height="0.742cm" svg:x="1.385cm" svg:y="0.473cm"><draw:text-box><text:p text:style-name="P128"><text:span text:style-name="T197">9</text:span></text:p></draw:text-box></draw:frame><text:span text:style-name="_5f_pointillés_20_gris"/></text:h>
        <text:h text:style-name="P102" text:outline-level="1"><draw:frame text:anchor-type="paragraph" draw:z-index="37" draw:name="Forme1_45" draw:style-name="gr19" draw:text-style-name="P140" svg:width="0.251cm" svg:height="0.496cm" svg:x="1.993cm" svg:y="0.413cm"><draw:text-box><text:p text:style-name="P128"><text:span text:style-name="T198">1</text:span></text:p></draw:text-box></draw:frame><draw:frame text:anchor-type="paragraph" draw:z-index="65" draw:name="Forme1_39" draw:style-name="gr19" draw:text-style-name="P140" svg:width="0.251cm" svg:height="0.496cm" svg:x="1.468cm" svg:y="0.316cm"><draw:text-box><text:p text:style-name="P128"><text:span text:style-name="T198">1</text:span></text:p></draw:text-box></draw:frame><draw:line text:anchor-type="char" draw:z-index="61" draw:name="Shape2_8" draw:style-name="gr18" draw:text-style-name="P128" svg:x1="1.663cm" svg:y1="0.506cm" svg:x2="1.993cm" svg:y2="0.079cm"><text:p/></draw:line><text:span text:style-name="_5f_Caractères">4, <text:s/>8 <text:s text:c="3"/></text:span><text:span text:style-name="_5f_Caractères"><text:span text:style-name="T194">0</text:span></text:span><text:span text:style-name="_5f_Caractères"> <text:s/></text:span><draw:line text:anchor-type="char" draw:z-index="64" draw:name="Shape2_9" draw:style-name="gr18" draw:text-style-name="P128" svg:x1="0.988cm" svg:y1="0.519cm" svg:x2="1.318cm" svg:y2="0.092cm"><text:p/></draw:line><text:span text:style-name="_5f_Caractères"><text:span text:style-name="T194">0</text:span></text:span></text:h>
        <text:h text:style-name="P111" text:outline-level="1"><text:span text:style-name="_5f_Caractères">– <text:s text:c="3"/>3, <text:s/>1 <text:s text:c="3"/>7 <text:s/>8</text:span></text:h>
        <text:p text:style-name="_5f_Paragraphe_5f_Réponse_5f_Pointillés_5f_Grisés_5f_avec_5f_bordure_5f_supérieure"><text:span text:style-name="_5f_Caractères_5f_correction">1, <text:s/>6 <text:s text:c="3"/>2 <text:s/>2</text:span></text:p>
        <text:h text:style-name="P102" text:outline-level="1"><text:span text:style-name="_5f_Caractères">8 4, 2 5</text:span></text:h>
        <text:h text:style-name="P102" text:outline-level="1"><text:span text:style-name="_5f_Caractères">+ <text:s text:c="2"/>3 2, 1 8</text:span></text:h>
        <text:p text:style-name="_5f_Paragraphe_5f_Réponse_5f_Pointillés_5f_Grisés_5f_avec_5f_bordure_5f_supérieure"><text:span text:style-name="_5f_Caractères_5f_correction">1 1 6, 4 3</text:span></text:p>
        <text:h text:style-name="P102" text:outline-level="1"><draw:frame text:anchor-type="paragraph" draw:z-index="28" draw:name="Forme1_20" draw:style-name="gr19" draw:text-style-name="P140" svg:width="0.251cm" svg:height="0.496cm" svg:x="1.448cm" svg:y="0.473cm"><draw:text-box><text:p text:style-name="P128"><text:span text:style-name="T198">1</text:span></text:p></draw:text-box></draw:frame><draw:frame text:anchor-type="paragraph" draw:z-index="30" draw:name="Forme1_22" draw:style-name="gr19" draw:text-style-name="P140" svg:width="0.251cm" svg:height="0.496cm" svg:x="0.561cm" svg:y="0.499cm"><draw:text-box><text:p text:style-name="P128"><text:span text:style-name="T198">1</text:span></text:p></draw:text-box></draw:frame><draw:frame text:anchor-type="paragraph" draw:z-index="29" draw:name="Forme1_21" draw:style-name="gr19" draw:text-style-name="P140" svg:width="0.251cm" svg:height="0.496cm" svg:x="0.944cm" svg:y="0.448cm"><draw:text-box><text:p text:style-name="P128"><text:span text:style-name="T198">1</text:span></text:p></draw:text-box></draw:frame><text:span text:style-name="_5f_Caractères_5f_correction"/></text:h>
        <text:h text:style-name="P102" text:outline-level="1"><text:span text:style-name="_5f_Caractères">5 1, 6 2 <text:s text:c="2"/></text:span></text:h>
        <text:h text:style-name="P102" text:outline-level="1"><text:span text:style-name="_5f_Caractères">+ 1 5, 2 1 <text:s text:c="2"/></text:span></text:h>
        <text:h text:style-name="P102" text:outline-level="1"><text:span text:style-name="_5f_Caractères">+ <text:s text:c="2"/>7, 1 9 5</text:span></text:h>
        <text:p text:style-name="_5f_Paragraphe_5f_Réponse_5f_Pointillés_5f_Grisés_5f_avec_5f_bordure_5f_supérieure"><draw:frame text:anchor-type="paragraph" draw:z-index="43" draw:name="Forme1_26" draw:style-name="gr17" draw:text-style-name="P139" svg:width="0.251cm" svg:height="0.742cm" svg:x="1.325cm" svg:y="0.76cm"><draw:text-box><text:p text:style-name="P128"><text:span text:style-name="T197">9</text:span></text:p></draw:text-box></draw:frame><draw:frame text:anchor-type="paragraph" draw:z-index="48" draw:name="Forme1_29" draw:style-name="gr17" draw:text-style-name="P139" svg:width="0.251cm" svg:height="0.742cm" svg:x="0.758cm" svg:y="0.76cm"><draw:text-box><text:p text:style-name="P128"><text:span text:style-name="T197">8</text:span></text:p></draw:text-box></draw:frame><text:span text:style-name="_5f_Caractères_5f_correction">7 4, 0 2 5</text:span></text:p>
        <text:h text:style-name="P102" text:outline-level="1"><draw:frame text:anchor-type="paragraph" draw:z-index="44" draw:name="Forme1_27" draw:style-name="gr19" draw:text-style-name="P140" svg:width="0.251cm" svg:height="0.496cm" svg:x="1.96cm" svg:y="0.318cm"><draw:text-box><text:p text:style-name="P128"><text:span text:style-name="T198">1</text:span></text:p></draw:text-box></draw:frame><draw:frame text:anchor-type="paragraph" draw:z-index="47" draw:name="Forme1_28" draw:style-name="gr19" draw:text-style-name="P140" svg:width="0.251cm" svg:height="0.496cm" svg:x="1.395cm" svg:y="0.318cm"><draw:text-box><text:p text:style-name="P128"><text:span text:style-name="T198">1</text:span></text:p></draw:text-box></draw:frame><draw:line text:anchor-type="char" draw:z-index="42" draw:name="Shape2_0" draw:style-name="gr18" draw:text-style-name="P128" svg:x1="0.995cm" svg:y1="0.494cm" svg:x2="1.325cm" svg:y2="0.067cm"><text:p/></draw:line><draw:line text:anchor-type="char" draw:z-index="45" draw:name="Shape2_1" draw:style-name="gr18" draw:text-style-name="P128" svg:x1="0.995cm" svg:y1="0.494cm" svg:x2="1.325cm" svg:y2="0.067cm"><text:p/></draw:line><draw:line text:anchor-type="char" draw:z-index="46" draw:name="Shape2_2" draw:style-name="gr18" draw:text-style-name="P128" svg:x1="1.575cm" svg:y1="0.494cm" svg:x2="1.905cm" svg:y2="0.067cm"><text:p/></draw:line><text:span text:style-name="_5f_Caractères">9 <text:s text:c="2"/>0 <text:s text:c="2"/></text:span><text:span text:style-name="_5f_Caractères"><text:span text:style-name="T193">0</text:span></text:span></text:h>
        <text:h text:style-name="P102" text:outline-level="1"><text:span text:style-name="_5f_Caractères">– <text:s text:c="2"/>5 <text:s text:c="2"/>2 , 3</text:span></text:h>
        <text:p text:style-name="_5f_Paragraphe_5f_Réponse_5f_Pointillés_5f_Grisés_5f_avec_5f_bordure_5f_supérieure"><text:span text:style-name="_5f_Caractères_5f_correction">3 <text:s text:c="2"/>7 , 7</text:span></text:p>
        <text:h text:style-name="P102" text:outline-level="1"><draw:frame text:anchor-type="paragraph" draw:z-index="59" draw:name="Forme1_36" draw:style-name="gr17" draw:text-style-name="P139" svg:width="0.251cm" svg:height="0.742cm" svg:x="1.087cm" svg:y="0.487cm"><draw:text-box><text:p text:style-name="P128"><text:span text:style-name="T197">3</text:span></text:p></draw:text-box></draw:frame><text:span text:style-name="_5f_pointillés_20_gris"/></text:h>
        <text:h text:style-name="P102" text:outline-level="1"><draw:frame text:anchor-type="paragraph" draw:z-index="38" draw:name="Forme1_46" draw:style-name="gr19" draw:text-style-name="P140" svg:width="0.251cm" svg:height="0.496cm" svg:x="1.626cm" svg:y="0.316cm"><draw:text-box><text:p text:style-name="P128"><text:span text:style-name="T198">1</text:span></text:p></draw:text-box></draw:frame><text:span text:style-name="_5f_Caractères">4</text:span><draw:line text:anchor-type="char" draw:z-index="60" draw:name="Shape2_7" draw:style-name="gr18" draw:text-style-name="P128" svg:x1="1.296cm" svg:y1="0.506cm" svg:x2="1.626cm" svg:y2="0.079cm"><text:p/></draw:line><text:span text:style-name="_5f_Caractères">, 0 9</text:span></text:h>
        <text:h text:style-name="P102" text:outline-level="1"><text:span text:style-name="_5f_Caractères">– <text:s text:c="3"/>0, 8 7</text:span></text:h>
        <text:p text:style-name="_5f_Paragraphe_5f_Réponse_5f_Pointillés_5f_Grisés_5f_avec_5f_bordure_5f_supérieure"><text:span text:style-name="_5f_Caractères_5f_correction">3, 2 2</text:span></text:p>
        <text:h text:style-name="P102" text:outline-level="1"><text:span text:style-name="_5f_Caractères">3 5 7 <text:s text:c="3"/></text:span></text:h>
        <text:h text:style-name="P102" text:outline-level="1"><text:span text:style-name="_5f_Caractères">+ <text:s text:c="4"/>8 2, 6</text:span></text:h>
        <text:p text:style-name="_5f_Paragraphe_5f_Réponse_5f_Pointillés_5f_Grisés_5f_avec_5f_bordure_5f_supérieure"><text:span text:style-name="_5f_Caractères_5f_correction">4 3 9, 6</text:span></text:p>
        <text:h text:style-name="P102" text:outline-level="1"><draw:frame text:anchor-type="paragraph" draw:z-index="32" draw:name="Forme1_24" draw:style-name="gr19" draw:text-style-name="P140" svg:width="0.251cm" svg:height="0.496cm" svg:x="0.443cm" svg:y="0.46cm"><draw:text-box><text:p text:style-name="P128"><text:span text:style-name="T198">1</text:span></text:p></draw:text-box></draw:frame><draw:frame text:anchor-type="paragraph" draw:z-index="31" draw:name="Forme1_23" draw:style-name="gr19" draw:text-style-name="P140" svg:width="0.251cm" svg:height="0.496cm" svg:x="1.249cm" svg:y="0.473cm"><draw:text-box><text:p text:style-name="P128"><text:span text:style-name="T198">2</text:span></text:p></draw:text-box></draw:frame><text:span text:style-name="_5f_Caractères_5f_correction"/></text:h>
        <text:h text:style-name="P102" text:outline-level="1"><text:span text:style-name="_5f_Caractères">3 2, 0 9 4</text:span></text:h>
        <text:h text:style-name="P102" text:outline-level="1"><text:span text:style-name="_5f_Caractères">+ <text:s/>1 7, 1 9 <text:s text:c="2"/></text:span></text:h>
        <text:h text:style-name="P102" text:outline-level="1"><text:span text:style-name="_5f_Caractères">+ <text:s text:c="4"/>9, 4 8 3</text:span></text:h>
        <text:p text:style-name="_5f_Paragraphe_5f_Réponse_5f_Pointillés_5f_Grisés_5f_avec_5f_bordure_5f_supérieure"><draw:frame text:anchor-type="paragraph" draw:z-index="51" draw:name="Forme1_31" draw:style-name="gr17" draw:text-style-name="P139" svg:width="0.251cm" svg:height="0.742cm" svg:x="1.312cm" svg:y="0.746cm"><draw:text-box><text:p text:style-name="P128"><text:span text:style-name="T197">1</text:span></text:p></draw:text-box></draw:frame><draw:frame text:anchor-type="paragraph" draw:z-index="53" draw:name="Forme1_32" draw:style-name="gr17" draw:text-style-name="P139" svg:width="0.251cm" svg:height="0.742cm" svg:x="0.803cm" svg:y="0.718cm"><draw:text-box><text:p text:style-name="P128"><text:span text:style-name="T197">9</text:span></text:p></draw:text-box></draw:frame><text:span text:style-name="_5f_Caractères_5f_correction">5 8, 7 6 7</text:span></text:p>
        <text:h text:style-name="P102" text:outline-level="1"><draw:frame text:anchor-type="paragraph" draw:z-index="49" draw:name="Forme1_30" draw:style-name="gr19" draw:text-style-name="P140" svg:width="0.251cm" svg:height="0.496cm" svg:x="1.937cm" svg:y="0.36cm"><draw:text-box><text:p text:style-name="P128"><text:span text:style-name="T198">1</text:span></text:p></draw:text-box></draw:frame><draw:frame text:anchor-type="paragraph" draw:z-index="35" draw:name="Forme1_43" draw:style-name="gr19" draw:text-style-name="P140" svg:width="0.251cm" svg:height="0.496cm" svg:x="1.438cm" svg:y="0.399cm"><draw:text-box><text:p text:style-name="P128"><text:span text:style-name="T198">1</text:span></text:p></draw:text-box></draw:frame><draw:frame text:anchor-type="paragraph" draw:z-index="36" draw:name="Forme1_44" draw:style-name="gr19" draw:text-style-name="P140" svg:width="0.251cm" svg:height="0.496cm" svg:x="0.803cm" svg:y="0.415cm"><draw:text-box><text:p text:style-name="P128"><text:span text:style-name="T198">1</text:span></text:p></draw:text-box></draw:frame><text:span text:style-name="_5f_Caractères">1 <text:s/>0, <text:s/>2</text:span><draw:line text:anchor-type="char" draw:z-index="50" draw:name="Shape2_3" draw:style-name="gr18" draw:text-style-name="P128" svg:x1="1.575cm" svg:y1="0.494cm" svg:x2="1.905cm" svg:y2="0.067cm"><text:p/></draw:line><text:span text:style-name="_5f_Caractères"> <text:s text:c="2"/></text:span><draw:line text:anchor-type="char" draw:z-index="52" draw:name="Shape2_4" draw:style-name="gr18" draw:text-style-name="P128" svg:x1="0.982cm" svg:y1="0.494cm" svg:x2="1.312cm" svg:y2="0.067cm"><text:p/></draw:line><text:span text:style-name="_5f_Caractères"><text:span text:style-name="T193">0</text:span></text:span></text:h>
        <text:h text:style-name="P102" text:outline-level="1"><text:span text:style-name="_5f_Caractères">– <text:s text:c="5"/>7, <text:s/>5 <text:s text:c="2"/>4</text:span></text:h>
        <text:p text:style-name="_5f_Paragraphe_5f_Réponse_5f_Pointillés_5f_Grisés_5f_avec_5f_bordure_5f_supérieure"><text:span text:style-name="_5f_Caractères_5f_correction">2, <text:s/>6 <text:s text:c="2"/>6</text:span></text:p>
        <text:h text:style-name="P102" text:outline-level="1"><text:span text:style-name="_5f_pointillés_20_gris"/></text:h>
        <text:h text:style-name="P102" text:outline-level="1"><draw:frame text:anchor-type="paragraph" draw:z-index="39" draw:name="Forme1_47" draw:style-name="gr19" draw:text-style-name="P140" svg:width="0.251cm" svg:height="0.496cm" svg:x="1.674cm" svg:y="0.302cm"><draw:text-box><text:p text:style-name="P128"><text:span text:style-name="T198">1</text:span></text:p></draw:text-box></draw:frame><draw:frame text:anchor-type="paragraph" draw:z-index="55" draw:name="Forme1_33" draw:style-name="gr17" draw:text-style-name="P139" svg:width="0.251cm" svg:height="0.742cm" svg:x="1.12cm" svg:y="-0.097cm"><draw:text-box><text:p text:style-name="P128"><text:span text:style-name="T197">6</text:span></text:p></draw:text-box></draw:frame><draw:frame text:anchor-type="paragraph" draw:z-index="56" draw:name="Forme1_34" draw:style-name="gr19" draw:text-style-name="P140" svg:width="0.251cm" svg:height="0.496cm" svg:x="1.178cm" svg:y="0.342cm"><draw:text-box><text:p text:style-name="P128"><text:span text:style-name="T198">1</text:span></text:p></draw:text-box></draw:frame><draw:frame text:anchor-type="paragraph" draw:z-index="58" draw:name="Forme1_35" draw:style-name="gr17" draw:text-style-name="P139" svg:width="0.251cm" svg:height="0.742cm" svg:x="0.512cm" svg:y="-0.097cm"><draw:text-box><text:p text:style-name="P128"><text:span text:style-name="T197">3</text:span></text:p></draw:text-box></draw:frame><draw:line text:anchor-type="char" draw:z-index="54" draw:name="Shape2_5" draw:style-name="gr18" draw:text-style-name="P128" svg:x1="1.344cm" svg:y1="0.492cm" svg:x2="1.674cm" svg:y2="0.065cm"><text:p/></draw:line><draw:line text:anchor-type="char" draw:z-index="57" draw:name="Shape2_6" draw:style-name="gr18" draw:text-style-name="P128" svg:x1="0.79cm" svg:y1="0.52cm" svg:x2="1.12cm" svg:y2="0.093cm"><text:p/></draw:line><text:span text:style-name="_5f_Caractères">4 <text:s text:c="2"/>7, 5 3</text:span></text:h>
        <text:h text:style-name="P102" text:outline-level="1"><text:span text:style-name="_5f_Caractères">– <text:s/>3 <text:s text:c="2"/>7, 7 2</text:span></text:h>
        <text:p text:style-name="_5f_Paragraphe_5f_Réponse_5f_Pointillés_5f_Grisés_5f_avec_5f_bordure_5f_supérieure"><text:span text:style-name="_5f_Caractères_5f_correction">9, 8 1</text:span></text:p>
      </text:section>
      <text:section text:style-name="Sect3" text:name="Section14">
        <text:section text:style-name="Sect3" text:name="Section11">
          <text:list xml:id="list134839037832872" text:continue-numbering="true" text:style-name="_5f_Numérotation_20_des_20_exercices">
            <text:list-item>
              <text:h text:style-name="P125" text:outline-level="1"><text:span text:style-name="_5f_Caractères">Calcule les sommes en effectuant des regrou­pements astucieux :</text:span></text:h>
              <text:list>
                <text:list-item>
                  <text:p text:style-name="P121"><text:span text:style-name="_5f_Caractères">A = 8,5 + 12,7 + 1,5 </text:span><text:span text:style-name="_5f_Caractères_5f_correction">A = 8,5 + 1,5 + 12,7 = 10 + 12,7 = 22,7</text:span></text:p>
                </text:list-item>
                <text:list-item>
                  <text:p text:style-name="P121"><text:span text:style-name="_5f_Caractères">B = 18,3 + 1,7 + 6,8</text:span></text:p>
                </text:list-item>
              </text:list>
            </text:list-item>
          </text:list>
          <text:h text:style-name="_5f_Paragraphe_5f_Correction" text:outline-level="1"><text:span text:style-name="_5f_Caractères_5f_correction">B = 18,3 + 1,7 + 6,8 = 20 + 6,8 = 26,8</text:span></text:h>
          <text:list xml:id="list134838841895535" text:continue-numbering="true" text:style-name="_5f_Numérotation_20_des_20_exercices">
            <text:list-item>
              <text:list>
                <text:list-item>
                  <text:p text:style-name="P121"><text:span text:style-name="_5f_Caractères">C = 3,6 + 7 + 11,4</text:span></text:p>
                </text:list-item>
              </text:list>
            </text:list-item>
          </text:list>
          <text:h text:style-name="_5f_Paragraphe_5f_Correction" text:outline-level="1"><text:span text:style-name="_5f_Caractères_5f_correction">C = 3,6 + 7 + 11,4 = 10,6 + 11,4 = 22</text:span></text:h>
          <text:list xml:id="list134839463926508" text:continue-numbering="true" text:style-name="_5f_Numérotation_20_des_20_exercices">
            <text:list-item>
              <text:h text:style-name="P125" text:outline-level="1"><text:span text:style-name="_5f_Caractères">Effectue en ligne les calculs suivants :</text:span></text:h>
              <text:list>
                <text:list-item>
                  <text:p text:style-name="P121"><text:span text:style-name="_5f_Caractères">La somme des termes 1</text:span><text:span text:style-name="_5f_Caractères"><text:span text:style-name="T179"> </text:span></text:span><text:span text:style-name="_5f_Caractères">434 et 5 256.</text:span></text:p>
                </text:list-item>
              </text:list>
            </text:list-item>
          </text:list>
          <text:h text:style-name="_5f_Paragraphe_5f_Correction" text:outline-level="1"><text:span text:style-name="_5f_Caractères_5f_correction">1 434 + 5 256 = 6 690</text:span></text:h>
          <text:list xml:id="list134838244140666" text:continue-numbering="true" text:style-name="_5f_Numérotation_20_des_20_exercices">
            <text:list-item>
              <text:list>
                <text:list-item>
                  <text:p text:style-name="P121"><text:span text:style-name="_5f_Caractères">La somme des termes 57,4 ; 33,4 et 18,23.</text:span></text:p>
                </text:list-item>
              </text:list>
            </text:list-item>
          </text:list>
          <text:h text:style-name="_5f_Paragraphe_5f_Correction" text:outline-level="1"><text:span text:style-name="_5f_Caractères_5f_correction">57,4 + 33,4 + 18,23 = 109,03</text:span></text:h>
          <text:list xml:id="list134839478899732" text:continue-numbering="true" text:style-name="_5f_Numérotation_20_des_20_exercices">
            <text:list-item>
              <text:list>
                <text:list-item>
                  <text:p text:style-name="P121"><text:span text:style-name="_5f_Caractères">La différence des termes 58 874 et 18 523.</text:span></text:p>
                </text:list-item>
              </text:list>
            </text:list-item>
          </text:list>
          <text:h text:style-name="_5f_Paragraphe_5f_Correction" text:outline-level="1"><text:span text:style-name="_5f_Caractères_5f_correction">58 874 – 18 523 = 40 351</text:span></text:h>
          <text:section text:style-name="Sect3" text:name="Section12">
            <text:list xml:id="list134838063875279" text:continue-numbering="true" text:style-name="_5f_Numérotation_20_des_20_exercices">
              <text:list-item>
                <text:h text:style-name="P125" text:outline-level="1"><text:span text:style-name="_5f_Caractères">Complète les trois carrés ci-dessous pour que les sommes de chaque ligne, de chaque colonne et de chaque diagonale soient égales.</text:span></text:h>
              </text:list-item>
            </text:list>
            <text:section text:style-name="Sect4" text:name="Section24">
              <table:table table:name="Table6" table:style-name="Table6">
                <table:table-column table:style-name="Table6.A"/>
                <table:table-column table:style-name="Table6.B" table:number-columns-repeated="2"/>
                <table:table-column table:style-name="Table6.D"/>
                <table:table-row table:style-name="Table6.1">
                  <table:table-cell table:style-name="Table6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6.B1" office:value-type="string">
                    <text:h text:style-name="_5f_Tableau_5f_Centré_5f_Gras" text:outline-level="1"><text:span text:style-name="_5f_Caractères_5f_correction"><text:span text:style-name="T185">16</text:span></text:span></text:h>
                  </table:table-cell>
                  <table:table-cell table:style-name="Table6.B1" office:value-type="string">
                    <text:h text:style-name="_5f_Tableau_5f_Centré_5f_Gras" text:outline-level="1"><text:span text:style-name="_5f_Caractères_5f_correction"><text:span text:style-name="T185">6</text:span></text:span></text:h>
                  </table:table-cell>
                  <table:table-cell table:style-name="Table6.D1" office:value-type="float" office:value="8">
                    <text:h text:style-name="_5f_Tableau_5f_Centré_5f_Gras" text:outline-level="1"><text:span text:style-name="_5f_Caractères"><text:span text:style-name="T185">8</text:span></text:span></text:h>
                  </table:table-cell>
                </table:table-row>
                <table:table-row table:style-name="Table6.1">
                  <table:table-cell table:style-name="Table6.A4" office:value-type="string">
                    <text:h text:style-name="_5f_Tableau_5f_Centré_5f_Gras" text:outline-level="1"><text:span text:style-name="_5f_Caractères_5f_correction"><text:span text:style-name="T187">30</text:span></text:span></text:h>
                  </table:table-cell>
                  <table:table-cell table:style-name="Table6.B2" office:value-type="string">
                    <text:h text:style-name="_5f_Tableau_5f_Centré" text:outline-level="1"><text:span text:style-name="_5f_Caractères_5f_correction">2</text:span></text:h>
                  </table:table-cell>
                  <table:table-cell table:style-name="Table6.C2" office:value-type="string">
                    <text:h text:style-name="_5f_Tableau_5f_Centré" text:outline-level="1"><text:span text:style-name="_5f_Caractères">10</text:span></text:h>
                  </table:table-cell>
                  <table:table-cell table:style-name="Table6.D2" office:value-type="string">
                    <text:h text:style-name="_5f_Tableau_5f_Centré" text:outline-level="1"><text:span text:style-name="_5f_Caractères">18</text:span></text:h>
                  </table:table-cell>
                </table:table-row>
                <table:table-row table:style-name="Table6.1">
                  <table:table-cell table:style-name="Table6.A4" office:value-type="string">
                    <text:h text:style-name="_5f_Tableau_5f_Centré_5f_Gras" text:outline-level="1"><text:span text:style-name="_5f_Caractères_5f_correction"><text:span text:style-name="T187">30</text:span></text:span></text:h>
                  </table:table-cell>
                  <table:table-cell table:style-name="Table6.B3" office:value-type="string">
                    <text:h text:style-name="_5f_Tableau_5f_Centré" text:outline-level="1"><text:span text:style-name="_5f_Caractères">12</text:span></text:h>
                  </table:table-cell>
                  <table:table-cell table:style-name="Table6.C3" office:value-type="string">
                    <text:h text:style-name="_5f_Tableau_5f_Centré" text:outline-level="1"><text:span text:style-name="_5f_Caractères_5f_correction">14</text:span></text:h>
                  </table:table-cell>
                  <table:table-cell table:style-name="Table6.D3" office:value-type="string">
                    <text:h text:style-name="_5f_Tableau_5f_Centré" text:outline-level="1"><text:span text:style-name="_5f_Caractères_5f_correction">4</text:span></text:h>
                  </table:table-cell>
                </table:table-row>
                <table:table-row table:style-name="Table6.4">
                  <table:table-cell table:style-name="Table6.A4" office:value-type="string">
                    <text:h text:style-name="_5f_Tableau_5f_Centré_5f_Gras" text:outline-level="1"><text:span text:style-name="_5f_Caractères_5f_correction"><text:span text:style-name="T187">30</text:span></text:span></text:h>
                  </table:table-cell>
                  <table:table-cell table:style-name="Table6.C4" office:value-type="string">
                    <text:h text:style-name="_5f_Tableau_5f_Centré" text:outline-level="1"><text:span text:style-name="_5f_Caractères_5f_correction"><text:span text:style-name="T186">30</text:span></text:span></text:h>
                  </table:table-cell>
                  <table:table-cell table:style-name="Table6.C4" office:value-type="string">
                    <text:h text:style-name="_5f_Tableau_5f_Centré" text:outline-level="1"><text:span text:style-name="_5f_Caractères_5f_correction"><text:span text:style-name="T186">30</text:span></text:span></text:h>
                  </table:table-cell>
                  <table:table-cell table:style-name="Table6.D4" office:value-type="string">
                    <text:h text:style-name="P103" text:outline-level="1"><text:span text:style-name="_5f_Caractères_5f_correction"><text:span text:style-name="T186">30</text:span></text:span></text:h>
                  </table:table-cell>
                </table:table-row>
              </table:table>
              <text:h text:style-name="_5f_Paragraphe" text:outline-level="1"/>
              <table:table table:name="Table7" table:style-name="Table7">
                <table:table-column table:style-name="Table7.A"/>
                <table:table-column table:style-name="Table7.B"/>
                <table:table-column table:style-name="Table7.C"/>
                <table:table-column table:style-name="Table7.B"/>
                <table:table-row table:style-name="Table7.1">
                  <table:table-cell table:style-name="Table7.A1" office:value-type="string">
                    <text:h text:style-name="_5f_Tableau_5f_Centré_5f_Gras" text:outline-level="1"/>
                  </table:table-cell>
                  <table:table-cell table:style-name="Table7.B1" office:value-type="string">
                    <text:h text:style-name="P106" text:outline-level="1">7,5</text:h>
                  </table:table-cell>
                  <table:table-cell table:style-name="Table7.C1" office:value-type="string">
                    <text:h text:style-name="_5f_Tableau_5f_Centré_5f_Gras" text:outline-level="1"><text:span text:style-name="_5f_Caractères_5f_correction"><text:span text:style-name="T185">0,5</text:span></text:span></text:h>
                  </table:table-cell>
                  <table:table-cell table:style-name="Table7.D1" office:value-type="float" office:value="5.5">
                    <text:h text:style-name="_5f_Tableau_5f_Centré_5f_Gras" text:outline-level="1"><text:span text:style-name="_5f_Caractères_5f_correction"><text:span text:style-name="T185">5,5</text:span></text:span></text:h>
                  </table:table-cell>
                </table:table-row>
                <table:table-row table:style-name="Table7.1">
                  <table:table-cell table:style-name="Table7.A4" office:value-type="string">
                    <text:h text:style-name="_5f_Tableau_5f_Centré_5f_Gras" text:outline-level="1"><text:span text:style-name="_5f_Caractères_5f_correction"><text:span text:style-name="T187">13,5</text:span></text:span></text:h>
                  </table:table-cell>
                  <table:table-cell table:style-name="Table7.B2" office:value-type="string">
                    <text:h text:style-name="_5f_Tableau_5f_Centré" text:outline-level="1">2,5</text:h>
                  </table:table-cell>
                  <table:table-cell table:style-name="Table7.C2" office:value-type="string">
                    <text:h text:style-name="_5f_Tableau_5f_Centré" text:outline-level="1">4,5</text:h>
                  </table:table-cell>
                  <table:table-cell table:style-name="Table7.D2" office:value-type="string">
                    <text:h text:style-name="_5f_Tableau_5f_Centré" text:outline-level="1"><text:span text:style-name="_5f_Caractères_5f_correction">6,5</text:span></text:h>
                  </table:table-cell>
                </table:table-row>
                <table:table-row table:style-name="Table7.1">
                  <table:table-cell table:style-name="Table7.A4" office:value-type="string">
                    <text:h text:style-name="_5f_Tableau_5f_Centré_5f_Gras" text:outline-level="1"><text:span text:style-name="_5f_Caractères_5f_correction"><text:span text:style-name="T187">13,5</text:span></text:span></text:h>
                  </table:table-cell>
                  <table:table-cell table:style-name="Table7.B3" office:value-type="string">
                    <text:h text:style-name="P105" text:outline-level="1">3,5</text:h>
                  </table:table-cell>
                  <table:table-cell table:style-name="Table7.C3" office:value-type="string">
                    <text:h text:style-name="_5f_Tableau_5f_Centré" text:outline-level="1"><text:span text:style-name="_5f_Caractères_5f_correction">8,5</text:span></text:h>
                  </table:table-cell>
                  <table:table-cell table:style-name="Table7.D3" office:value-type="string">
                    <text:h text:style-name="_5f_Tableau_5f_Centré" text:outline-level="1">1,5</text:h>
                  </table:table-cell>
                </table:table-row>
                <table:table-row table:style-name="Table7.4">
                  <table:table-cell table:style-name="Table7.A4" office:value-type="string">
                    <text:h text:style-name="_5f_Tableau_5f_Centré_5f_Gras" text:outline-level="1"><text:span text:style-name="_5f_Caractères_5f_correction"><text:span text:style-name="T187">13,5</text:span></text:span></text:h>
                  </table:table-cell>
                  <table:table-cell table:style-name="Table7.B4" office:value-type="string">
                    <text:h text:style-name="_5f_Tableau_5f_Centré" text:outline-level="1"><text:span text:style-name="_5f_Caractères_5f_correction"><text:span text:style-name="T187">13,5</text:span></text:span></text:h>
                  </table:table-cell>
                  <table:table-cell table:style-name="Table7.C4" office:value-type="string">
                    <text:h text:style-name="_5f_Tableau_5f_Centré" text:outline-level="1"><text:span text:style-name="_5f_Caractères_5f_correction"><text:span text:style-name="T187">13,5</text:span></text:span></text:h>
                  </table:table-cell>
                  <table:table-cell table:style-name="Table7.D4" office:value-type="string">
                    <text:h text:style-name="_5f_Tableau_5f_Centré" text:outline-level="1"><text:span text:style-name="_5f_Caractères_5f_correction"><text:span text:style-name="T187">13,5</text:span></text:span></text:h>
                  </table:table-cell>
                </table:table-row>
              </table:table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ext:h text:style-name="_5f_Paragraphe" text:outline-level="1"/>
              <table:table table:name="Table8" table:style-name="Table8">
                <table:table-column table:style-name="Table8.A"/>
                <table:table-column table:style-name="Table8.B" table:number-columns-repeated="4"/>
                <table:table-row table:style-name="Table8.1">
                  <table:table-cell table:style-name="Table8.A1" office:value-type="string">
                    <text:h text:style-name="P106" text:outline-level="1"/>
                  </table:table-cell>
                  <table:table-cell table:style-name="Table8.B1" office:value-type="string">
                    <text:h text:style-name="P106" text:outline-level="1">1,6</text:h>
                  </table:table-cell>
                  <table:table-cell table:style-name="Table8.D1" office:value-type="string">
                    <text:h text:style-name="_5f_Tableau_5f_Centré_5f_Gras" text:outline-level="1"><text:span text:style-name="_5f_Caractères_5f_correction"><text:span text:style-name="T185">0,3</text:span></text:span></text:h>
                  </table:table-cell>
                  <table:table-cell table:style-name="Table8.D1" office:value-type="string">
                    <text:h text:style-name="_5f_Tableau_5f_Centré_5f_Gras" text:outline-level="1"><text:span text:style-name="_5f_Caractères_5f_correction"><text:span text:style-name="T185">0,2</text:span></text:span></text:h>
                  </table:table-cell>
                  <table:table-cell table:style-name="Table8.E1" office:value-type="string">
                    <text:h text:style-name="P106" text:outline-level="1">1,3</text:h>
                  </table:table-cell>
                </table:table-row>
                <table:table-row table:style-name="Table8.1">
                  <table:table-cell table:style-name="Table8.A4" office:value-type="string">
                    <text:h text:style-name="_5f_Tableau_5f_Centré_5f_Gras" text:outline-level="1"><text:span text:style-name="_5f_Caractères_5f_correction"><text:span text:style-name="T187">3,4</text:span></text:span></text:h>
                  </table:table-cell>
                  <table:table-cell table:style-name="Table8.B2" office:value-type="string">
                    <text:h text:style-name="_5f_Tableau_5f_Centré" text:outline-level="1"><text:span text:style-name="_5f_Caractères_5f_correction">0,5</text:span></text:h>
                  </table:table-cell>
                  <table:table-cell table:style-name="Table8.D3" office:value-type="string">
                    <text:h text:style-name="_5f_Tableau_5f_Centré" text:outline-level="1"><text:span text:style-name="_5f_Caractères_5f_correction">1</text:span></text:h>
                  </table:table-cell>
                  <table:table-cell table:style-name="Table8.D2" office:value-type="string">
                    <text:h text:style-name="_5f_Tableau_5f_Centré" text:outline-level="1">1,1</text:h>
                  </table:table-cell>
                  <table:table-cell table:style-name="Table8.E2" office:value-type="string">
                    <text:h text:style-name="_5f_Tableau_5f_Centré" text:outline-level="1">0,8</text:h>
                  </table:table-cell>
                </table:table-row>
                <table:table-row table:style-name="Table8.1">
                  <table:table-cell table:style-name="Table8.A4" office:value-type="string">
                    <text:h text:style-name="_5f_Tableau_5f_Centré_5f_Gras" text:outline-level="1"><text:span text:style-name="_5f_Caractères_5f_correction"><text:span text:style-name="T187">3,4</text:span></text:span></text:h>
                  </table:table-cell>
                  <table:table-cell table:style-name="Table8.D2" office:value-type="string">
                    <text:h text:style-name="_5f_Tableau_5f_Centré" text:outline-level="1">0,9</text:h>
                  </table:table-cell>
                  <table:table-cell table:style-name="Table8.D2" office:value-type="string">
                    <text:h text:style-name="_5f_Tableau_5f_Centré" text:outline-level="1">0,6</text:h>
                  </table:table-cell>
                  <table:table-cell table:style-name="Table8.D3" office:value-type="string">
                    <text:h text:style-name="_5f_Tableau_5f_Centré" text:outline-level="1"><text:span text:style-name="_5f_Caractères_5f_correction">0,7</text:span></text:h>
                  </table:table-cell>
                  <table:table-cell table:style-name="Table8.E3" office:value-type="string">
                    <text:h text:style-name="_5f_Tableau_5f_Centré" text:outline-level="1"><text:span text:style-name="_5f_Caractères_5f_correction">1,2</text:span></text:h>
                  </table:table-cell>
                </table:table-row>
                <table:table-row table:style-name="Table8.1">
                  <table:table-cell table:style-name="Table8.A4" office:value-type="string">
                    <text:h text:style-name="_5f_Tableau_5f_Centré_5f_Gras" text:outline-level="1"><text:span text:style-name="_5f_Caractères_5f_correction"><text:span text:style-name="T187">3,4</text:span></text:span></text:h>
                  </table:table-cell>
                  <table:table-cell table:style-name="Table8.D2" office:value-type="string">
                    <text:h text:style-name="_5f_Tableau_5f_Centré" text:outline-level="1">0,4</text:h>
                  </table:table-cell>
                  <table:table-cell table:style-name="Table8.C4" office:value-type="string">
                    <text:h text:style-name="_5f_Tableau_5f_Centré" text:outline-level="1"><text:span text:style-name="_5f_Caractères_5f_correction">1,5</text:span></text:h>
                  </table:table-cell>
                  <table:table-cell table:style-name="Table8.D2" office:value-type="string">
                    <text:h text:style-name="_5f_Tableau_5f_Centré" text:outline-level="1">1,4</text:h>
                  </table:table-cell>
                  <table:table-cell table:style-name="Table8.E2" office:value-type="string">
                    <text:h text:style-name="_5f_Tableau_5f_Centré" text:outline-level="1">0,1</text:h>
                  </table:table-cell>
                </table:table-row>
              </table:table>
              <text:h text:style-name="_5f_Paragraphe" text:outline-level="1"/>
            </text:section>
            <text:section text:style-name="Sect3" text:name="Section13">
              <text:list xml:id="list134838880095760" text:continue-numbering="true" text:style-name="_5f_Numérotation_20_des_20_exercices">
                <text:list-item>
                  <text:h text:style-name="P125" text:outline-level="1"><text:soft-page-break/><text:span text:style-name="_5f_Caractères">Donne un ordre de grandeur des résultats suivants, en indiquant les étapes intermédiaires :</text:span></text:h>
                </text:list-item>
              </text:list>
              <text:h text:style-name="_5f_Paragraphe_5f_Exemple_5f_sans_5f_Titre" text:outline-level="1"><text:span text:style-name="_5f_Caractères"><text:span text:style-name="T188">Exemple : </text:span></text:span><text:span text:style-name="_5f_Caractères"><text:tab/>11 + 48 ≈ 10 + 50<text:line-break/><text:tab/>donc :<text:tab/>11 + 48 ≈ 60.</text:span></text:h>
              <text:list xml:id="list134838551646522" text:continue-numbering="true" text:style-name="_5f_Numérotation_20_des_20_exercices">
                <text:list-item>
                  <text:list>
                    <text:list-item>
                      <text:p text:style-name="P117"><text:span text:style-name="_5f_Caractères"><text:s text:c="5"/>108 + 295 ≈ </text:span><text:span text:style-name="_5f_Caractères_5f_correction">110 + 300</text:span><text:span text:style-name="_5f_Caractères">, <text:line-break/>donc <text:s/></text:span><text:span text:style-name="_5f_Caractères_5f_correction">108 + 295 ≈ 410</text:span><text:span text:style-name="_5f_Caractères">.</text:span></text:p>
                    </text:list-item>
                    <text:list-item>
                      <text:p text:style-name="P117"><text:span text:style-name="_5f_Caractères">839 − 42 ≈ </text:span><text:span text:style-name="_5f_Caractères_5f_correction">840 − 40</text:span></text:p>
                      <text:p text:style-name="P117"><text:span text:style-name="_5f_Caractères_5f_correction">839 − 42 ≈ 800</text:span></text:p>
                    </text:list-item>
                    <text:list-item>
                      <text:p text:style-name="P117"><text:span text:style-name="_5f_Caractères">439 − 177 ≈ </text:span><text:span text:style-name="_5f_Caractères_5f_correction">440 − 180</text:span></text:p>
                      <text:p text:style-name="P117"><text:span text:style-name="_5f_Caractères_5f_correction">439 − 177 ≈ 260</text:span></text:p>
                    </text:list-item>
                    <text:list-item>
                      <text:p text:style-name="P117"><text:span text:style-name="_5f_Caractères">5 365 </text:span><text:span text:style-name="_5f_Caractères"><text:span text:style-name="T182">+</text:span></text:span><text:span text:style-name="_5f_Caractères"> 2 841 </text:span><text:span text:style-name="_5f_Caractères"><text:span text:style-name="T182">+</text:span></text:span><text:span text:style-name="_5f_Caractères"> 11 723</text:span></text:p>
                      <text:p text:style-name="P117"><text:span text:style-name="_5f_Caractères_5f_correction">≈ 5 400 </text:span><text:span text:style-name="_5f_Caractères_5f_correction"><text:span text:style-name="T183">+</text:span></text:span><text:span text:style-name="_5f_Caractères_5f_correction"> 2 800 </text:span><text:span text:style-name="_5f_Caractères_5f_correction"><text:span text:style-name="T183">+</text:span></text:span><text:span text:style-name="_5f_Caractères_5f_correction"> 11 700</text:span></text:p>
                      <text:p text:style-name="P117"><text:span text:style-name="_5f_Caractères_5f_correction">≈ 19 900</text:span></text:p>
                    </text:list-item>
                    <text:list-item>
                      <text:p text:style-name="P117"><text:span text:style-name="_5f_Caractères">16 432,78 − 5 645,999 ≈ </text:span><text:span text:style-name="_5f_Caractères_5f_correction">16 400 − 5 600</text:span></text:p>
                      <text:p text:style-name="P117"><text:span text:style-name="_5f_Caractères_5f_correction">16 432,78 − 5 645,999 ≈ 1</text:span><text:span text:style-name="_5f_Caractères_5f_correction"><text:span text:style-name="T184">0</text:span></text:span><text:span text:style-name="_5f_Caractères_5f_correction"> 800</text:span></text:p>
                    </text:list-item>
                    <text:list-item>
                      <text:p text:style-name="P117"><text:span text:style-name="_5f_Caractères">651 248 </text:span><text:span text:style-name="_5f_Caractères"><text:span text:style-name="T182">+</text:span></text:span><text:span text:style-name="_5f_Caractères"> 17 </text:span><text:span text:style-name="_5f_Caractères"><text:span text:style-name="T182">+</text:span></text:span><text:span text:style-name="_5f_Caractères"> 328 421</text:span></text:p>
                      <text:p text:style-name="P117"><text:span text:style-name="_5f_Caractères_5f_correction">≈ 650 000 </text:span><text:span text:style-name="_5f_Caractères_5f_correction"><text:span text:style-name="T183">+</text:span></text:span><text:span text:style-name="_5f_Caractères_5f_correction"> 0 </text:span><text:span text:style-name="_5f_Caractères_5f_correction"><text:span text:style-name="T183">+</text:span></text:span><text:span text:style-name="_5f_Caractères_5f_correction"> 330 000</text:span></text:p>
                    </text:list-item>
                  </text:list>
                </text:list-item>
              </text:list>
              <text:list xml:id="list645390450" text:style-name="_5f_Numérotation_20_des_20_exercices">
                <text:list-item>
                  <text:list>
                    <text:list-item>
                      <text:p text:style-name="P117"><text:span text:style-name="_5f_Caractères_5f_correction">≈ 980 000</text:span></text:p>
                    </text:list-item>
                  </text:list>
                </text:list-item>
              </text:list>
              <text:list xml:id="list134839237054219" text:continue-list="list134838551646522" text:style-name="_5f_Numérotation_20_des_20_exercices">
                <text:list-item>
                  <text:list>
                    <text:list-item>
                      <text:p text:style-name="P117"><text:span text:style-name="_5f_Caractères">0,58 </text:span><text:span text:style-name="_5f_Caractères"><text:span text:style-name="T182">+</text:span></text:span><text:span text:style-name="_5f_Caractères"> 1,32 </text:span><text:span text:style-name="_5f_Caractères"><text:span text:style-name="T182">+</text:span></text:span><text:span text:style-name="_5f_Caractères"> 0,175 ≈ </text:span><text:span text:style-name="_5f_Caractères_5f_correction">0,6 </text:span><text:span text:style-name="_5f_Caractères_5f_correction"><text:span text:style-name="T183">+</text:span></text:span><text:span text:style-name="_5f_Caractères_5f_correction"> 1,3 </text:span><text:span text:style-name="_5f_Caractères_5f_correction"><text:span text:style-name="T183">+</text:span></text:span><text:span text:style-name="_5f_Caractères_5f_correction"> 0,2</text:span></text:p>
                      <text:p text:style-name="P117"><text:span text:style-name="_5f_Caractères_5f_correction">0,58 </text:span><text:span text:style-name="_5f_Caractères_5f_correction"><text:span text:style-name="T183">+</text:span></text:span><text:span text:style-name="_5f_Caractères_5f_correction"> 1,32 </text:span><text:span text:style-name="_5f_Caractères_5f_correction"><text:span text:style-name="T183">+ </text:span></text:span><text:span text:style-name="_5f_Caractères_5f_correction">0,175 ≈ 2,1</text:span></text:p>
                    </text:list-item>
                  </text:list>
                  <text:h text:style-name="P123" text:outline-level="1"><text:span text:style-name="_5f_Caractères"/></text:h>
                </text:list-item>
                <text:list-item>
                  <text:h text:style-name="P124" text:outline-level="1"><text:span text:style-name="_5f_Caractères">Calculs astucieux (bis)</text:span></text:h>
                </text:list-item>
              </text:list>
              <text:h text:style-name="_5f_Paragraphe_5f_Exemple_5f_avec_5f_Titre" text:outline-level="1"><text:span text:style-name="_5f_Caractères">Exemple n°1 : </text:span></text:h>
              <text:h text:style-name="_5f_Paragraphe_5f_Exemple_5f_sans_5f_Titre" text:outline-level="1"><text:span text:style-name="_5f_Caractères"><text:s/>Calculer de tête 527 + 999 :</text:span></text:h>
              <text:h text:style-name="_5f_Paragraphe_5f_Exemple_5f_sans_5f_Titre" text:outline-level="1"><text:span text:style-name="_5f_Caractères">999 = 1 000 – 1</text:span></text:h>
              <text:h text:style-name="_5f_Paragraphe_5f_Exemple_5f_sans_5f_Titre" text:outline-level="1"><text:span text:style-name="_5f_Caractères">Ajouter 999, c’est ajouter 1 000 puis soustraire 1</text:span></text:h>
              <text:h text:style-name="_5f_Paragraphe_5f_Exemple_5f_sans_5f_Titre" text:outline-level="1"><text:span text:style-name="_5f_Caractères">Donc, pour calculer de tête 527 + 999, on peut faire :</text:span></text:h>
              <text:h text:style-name="_5f_Paragraphe_5f_Exemple_5f_sans_5f_Titre" text:outline-level="1"><text:span text:style-name="_5f_Caractères">527 + 1 000 = </text:span><text:span text:style-name="_5f_Caractères"><text:span text:style-name="T190">1 527</text:span></text:span></text:h>
              <text:h text:style-name="_5f_Paragraphe_5f_Exemple_5f_sans_5f_Titre" text:outline-level="1"><text:span text:style-name="_5f_Caractères"><text:span text:style-name="T190">1 527</text:span></text:span><text:span text:style-name="_5f_Caractères"> – </text:span><text:span text:style-name="_5f_Caractères"><text:span text:style-name="T188">1</text:span></text:span><text:span text:style-name="_5f_Caractères"> = </text:span><text:span text:style-name="_5f_Caractères"><text:span text:style-name="T188">1526</text:span></text:span></text:h>
              <text:h text:style-name="_5f_Paragraphe_5f_Exemple_5f_sans_5f_Titre" text:outline-level="1"><text:span text:style-name="_5f_Caractères">Donc 527 + 999 = </text:span><text:span text:style-name="_5f_Caractères"><text:span text:style-name="T188">1 526</text:span></text:span></text:h>
              <text:h text:style-name="_5f_Paragraphe_5f_Exemple_5f_avec_5f_Titre" text:outline-level="1"><text:span text:style-name="_5f_Caractères">Exemple n°2 :</text:span></text:h>
              <text:h text:style-name="_5f_Paragraphe_5f_Exemple_5f_sans_5f_Titre" text:outline-level="1"><text:span text:style-name="_5f_Caractères"><text:s/>Calculer de tête 643 – 98 :</text:span></text:h>
              <text:h text:style-name="_5f_Paragraphe_5f_Exemple_5f_sans_5f_Titre" text:outline-level="1"><text:span text:style-name="_5f_Caractères">98 = 100 – 2</text:span></text:h>
              <text:h text:style-name="_5f_Paragraphe_5f_Exemple_5f_sans_5f_Titre" text:outline-level="1"><text:span text:style-name="_5f_Caractères">Soustraire 98, c’est soustraire 100 et ajouter 2</text:span></text:h>
              <text:h text:style-name="_5f_Paragraphe_5f_Exemple_5f_sans_5f_Titre" text:outline-level="1"><text:span text:style-name="_5f_Caractères">Ainsi, pour calculer de tête 643 – 98, on peut faire :</text:span></text:h>
              <text:h text:style-name="_5f_Paragraphe_5f_Exemple_5f_sans_5f_Titre" text:outline-level="1"><text:span text:style-name="_5f_Caractères">643 – 100 = </text:span><text:span text:style-name="_5f_Caractères"><text:span text:style-name="T190">543</text:span></text:span></text:h>
              <text:h text:style-name="_5f_Paragraphe_5f_Exemple_5f_sans_5f_Titre" text:outline-level="1"><text:span text:style-name="_5f_Caractères"><text:span text:style-name="T190">543</text:span></text:span><text:span text:style-name="_5f_Caractères"> + </text:span><text:span text:style-name="_5f_Caractères"><text:span text:style-name="T188">2</text:span></text:span><text:span text:style-name="_5f_Caractères"> = </text:span><text:span text:style-name="_5f_Caractères"><text:span text:style-name="T188">545</text:span></text:span></text:h>
              <text:h text:style-name="_5f_Paragraphe_5f_Exemple_5f_sans_5f_Titre" text:outline-level="1"><text:span text:style-name="_5f_Caractères">Donc 643 – 98 = </text:span><text:span text:style-name="_5f_Caractères"><text:span text:style-name="T188">545</text:span></text:span></text:h>
              <text:h text:style-name="_5f_Paragraphe" text:outline-level="1"><text:span text:style-name="_5f_Caractères">Utilise l’une des deux méthodes ci-dessous pour calculer de tête :</text:span></text:h>
              <text:list xml:id="list134839774160912" text:continue-numbering="true" text:style-name="_5f_Numérotation_20_des_20_exercices">
                <text:list-item>
                  <text:list>
                    <text:list-item>
                      <text:p text:style-name="P117"><text:span text:style-name="_5f_Caractères">37 </text:span><text:span text:style-name="_5f_Caractères"><text:span text:style-name="T182">+</text:span></text:span><text:span text:style-name="_5f_Caractères"> 9 </text:span><text:span text:style-name="_5f_Caractères"><text:span text:style-name="T182">=</text:span></text:span><text:span text:style-name="_5f_Caractères_5f_correction"> 37 </text:span><text:span text:style-name="_5f_Caractères_5f_correction"><text:span text:style-name="T183">+</text:span></text:span><text:span text:style-name="_5f_Caractères_5f_correction"> 10 − 1 </text:span><text:span text:style-name="_5f_Caractères_5f_correction"><text:span text:style-name="T183">=</text:span></text:span><text:span text:style-name="_5f_Caractères_5f_correction"> 47 − 1 </text:span><text:span text:style-name="_5f_Caractères_5f_correction"><text:span text:style-name="T183">=</text:span></text:span><text:span text:style-name="_5f_Caractères_5f_correction"> 46</text:span></text:p>
                    </text:list-item>
                    <text:list-item>
                      <text:p text:style-name="P118"><text:span text:style-name="_5f_Caractères">48 </text:span><text:span text:style-name="_5f_Caractères"><text:span text:style-name="T182">+</text:span></text:span><text:span text:style-name="_5f_Caractères"> 98 <text:tab/></text:span><text:span text:style-name="_5f_Caractères"><text:span text:style-name="T182">=</text:span></text:span><text:span text:style-name="_5f_Caractères_5f_correction"> 48 </text:span><text:span text:style-name="_5f_Caractères_5f_correction"><text:span text:style-name="T183">+</text:span></text:span><text:span text:style-name="_5f_Caractères_5f_correction"> 100 − 2 </text:span><text:span text:style-name="_5f_Caractères_5f_correction"><text:span text:style-name="T183">=</text:span></text:span><text:span text:style-name="_5f_Caractères_5f_correction"> 148 − 2 </text:span></text:p>
                    </text:list-item>
                  </text:list>
                </text:list-item>
              </text:list>
              <text:h text:style-name="_5f_Paragraphe" text:outline-level="1"><text:span text:style-name="_5f_Caractères_5f_correction"><text:span text:style-name="T189"><text:tab/><text:tab/>=</text:span></text:span><text:span text:style-name="_5f_Caractères_5f_correction"> 146</text:span></text:h>
              <text:list xml:id="list134839965028120" text:continue-numbering="true" text:style-name="_5f_Numérotation_20_des_20_exercices">
                <text:list-item>
                  <text:list>
                    <text:list-item>
                      <text:p text:style-name="P117"><text:span text:style-name="_5f_Caractères">125 </text:span><text:span text:style-name="_5f_Caractères"><text:span text:style-name="T182">+ </text:span></text:span><text:span text:style-name="_5f_Caractères">99 </text:span><text:span text:style-name="_5f_Caractères"><text:span text:style-name="T182">= </text:span></text:span><text:span text:style-name="_5f_Caractères_5f_correction">125 </text:span><text:span text:style-name="_5f_Caractères_5f_correction"><text:span text:style-name="T183">+ </text:span></text:span><text:span text:style-name="_5f_Caractères_5f_correction">100 − 1 </text:span><text:span text:style-name="_5f_Caractères_5f_correction"><text:span text:style-name="T183">= </text:span></text:span><text:span text:style-name="_5f_Caractères_5f_correction">225 − 1 </text:span><text:span text:style-name="_5f_Caractères_5f_correction"><text:span text:style-name="T183">= </text:span></text:span><text:span text:style-name="_5f_Caractères_5f_correction">224</text:span></text:p>
                    </text:list-item>
                    <text:list-item>
                      <text:p text:style-name="P117"><text:span text:style-name="_5f_Caractères">2 136 − 999</text:span><text:span text:style-name="_5f_Caractères_5f_correction"><text:span text:style-name="T180"> <text:tab/></text:span></text:span><text:span text:style-name="_5f_Caractères"><text:span text:style-name="T182">=</text:span></text:span><text:span text:style-name="_5f_Caractères_5f_correction"> 2 </text:span><text:span text:style-name="_5f_Caractères_5f_correction"><text:span text:style-name="T189">1</text:span></text:span><text:span text:style-name="_5f_Caractères_5f_correction">36 − 1 000 </text:span><text:span text:style-name="_5f_Caractères_5f_correction"><text:span text:style-name="T183">+ </text:span></text:span><text:span text:style-name="_5f_Caractères_5f_correction">1 <text:tab/><text:tab/><text:tab/><text:tab/></text:span><text:span text:style-name="_5f_Caractères_5f_correction"><text:span text:style-name="T183">=</text:span></text:span><text:span text:style-name="_5f_Caractères_5f_correction"> 1 136 </text:span><text:span text:style-name="_5f_Caractères_5f_correction"><text:span text:style-name="T183">+ </text:span></text:span><text:span text:style-name="_5f_Caractères_5f_correction">1 </text:span><text:span text:style-name="_5f_Caractères_5f_correction"><text:span text:style-name="T183">= </text:span></text:span><text:span text:style-name="_5f_Caractères_5f_correction">1 137</text:span></text:p>
                    </text:list-item>
                    <text:list-item>
                      <text:p text:style-name="P117"><text:span text:style-name="_5f_Caractères">107 </text:span><text:span text:style-name="_5f_Caractères"><text:span text:style-name="T182">+</text:span></text:span><text:span text:style-name="_5f_Caractères"> 49 </text:span><text:span text:style-name="_5f_Caractères"><text:span text:style-name="T182">=</text:span></text:span><text:span text:style-name="_5f_Caractères_5f_correction"> 107 </text:span><text:span text:style-name="_5f_Caractères_5f_correction"><text:span text:style-name="T183">+ </text:span></text:span><text:span text:style-name="_5f_Caractères_5f_correction">50 − 1 </text:span><text:span text:style-name="_5f_Caractères_5f_correction"><text:span text:style-name="T183">= </text:span></text:span><text:span text:style-name="_5f_Caractères_5f_correction">157 − 1 </text:span><text:span text:style-name="_5f_Caractères_5f_correction"><text:span text:style-name="T183">= </text:span></text:span><text:span text:style-name="_5f_Caractères_5f_correction">156</text:span></text:p>
                    </text:list-item>
                    <text:list-item>
                      <text:p text:style-name="P117"><text:span text:style-name="_5f_Caractères">34 </text:span><text:span text:style-name="_5f_Caractères"><text:span text:style-name="T182">+</text:span></text:span><text:span text:style-name="_5f_Caractères"> 28 </text:span><text:span text:style-name="_5f_Caractères"><text:span text:style-name="T182">=</text:span></text:span><text:span text:style-name="_5f_Caractères_5f_correction"> 34 </text:span><text:span text:style-name="_5f_Caractères_5f_correction"><text:span text:style-name="T183">+ </text:span></text:span><text:span text:style-name="_5f_Caractères_5f_correction">30 − 2 </text:span><text:span text:style-name="_5f_Caractères_5f_correction"><text:span text:style-name="T183">= </text:span></text:span><text:span text:style-name="_5f_Caractères_5f_correction">64 − 2 </text:span><text:span text:style-name="_5f_Caractères_5f_correction"><text:span text:style-name="T183">= </text:span></text:span><text:span text:style-name="_5f_Caractères_5f_correction">62</text:span></text:p>
                    </text:list-item>
                    <text:list-item>
                      <text:p text:style-name="P117"><text:span text:style-name="_5f_Caractères">105 − 38</text:span><text:span text:style-name="_5f_Caractères_5f_correction"><text:span text:style-name="T191"> </text:span></text:span><text:span text:style-name="_5f_Caractères"><text:span text:style-name="T182">=</text:span></text:span><text:span text:style-name="_5f_Caractères_5f_correction"> 105 − 40 </text:span><text:span text:style-name="_5f_Caractères_5f_correction"><text:span text:style-name="T189">+ </text:span></text:span><text:span text:style-name="_5f_Caractères_5f_correction">2 </text:span><text:span text:style-name="_5f_Caractères_5f_correction"><text:span text:style-name="T183">= </text:span></text:span><text:span text:style-name="_5f_Caractères_5f_correction">65 </text:span><text:span text:style-name="_5f_Caractères_5f_correction"><text:span text:style-name="T183">+ </text:span></text:span><text:span text:style-name="_5f_Caractères_5f_correction">2 </text:span><text:span text:style-name="_5f_Caractères_5f_correction"><text:span text:style-name="T183">= </text:span></text:span><text:span text:style-name="_5f_Caractères_5f_correction">67</text:span></text:p>
                    </text:list-item>
                    <text:list-item>
                      <text:p text:style-name="P117"><text:span text:style-name="_5f_Caractères">48 − 9</text:span><text:span text:style-name="_5f_Caractères_5f_correction"><text:span text:style-name="T191"> </text:span></text:span><text:span text:style-name="_5f_Caractères"><text:span text:style-name="T182">=</text:span></text:span><text:span text:style-name="_5f_Caractères_5f_correction"> 48 − 10 </text:span><text:span text:style-name="_5f_Caractères_5f_correction"><text:span text:style-name="T183">+ </text:span></text:span><text:span text:style-name="_5f_Caractères_5f_correction">1 </text:span><text:span text:style-name="_5f_Caractères_5f_correction"><text:span text:style-name="T183">= </text:span></text:span><text:span text:style-name="_5f_Caractères_5f_correction">38 </text:span><text:span text:style-name="_5f_Caractères_5f_correction"><text:span text:style-name="T183">+ </text:span></text:span><text:span text:style-name="_5f_Caractères_5f_correction">1 </text:span><text:span text:style-name="_5f_Caractères_5f_correction"><text:span text:style-name="T183">= </text:span></text:span><text:span text:style-name="_5f_Caractères_5f_correction">39</text:span></text:p>
                    </text:list-item>
                    <text:list-item>
                      <text:p text:style-name="P118"><text:span text:style-name="_5f_Caractères">277 </text:span><text:span text:style-name="_5f_Caractères"><text:span text:style-name="T182">+</text:span></text:span><text:span text:style-name="_5f_Caractères"> 998 </text:span><text:span text:style-name="_5f_Caractères"><text:span text:style-name="T182">=</text:span></text:span><text:span text:style-name="_5f_Caractères_5f_correction"> 277 </text:span><text:span text:style-name="_5f_Caractères_5f_correction"><text:span text:style-name="T183">+ </text:span></text:span><text:span text:style-name="_5f_Caractères_5f_correction">1 000 − 2 </text:span><text:span text:style-name="_5f_Caractères_5f_correction"><text:span text:style-name="T183">= </text:span></text:span><text:span text:style-name="_5f_Caractères_5f_correction">1 277 − 2 </text:span></text:p>
                    </text:list-item>
                  </text:list>
                </text:list-item>
              </text:list>
              <text:p text:style-name="P120"><text:span text:style-name="_5f_Caractères_5f_correction"><text:span text:style-name="T183"><text:tab/><text:tab/>= </text:span></text:span><text:span text:style-name="_5f_Caractères_5f_correction">1 275</text:span></text:p>
              <text:list xml:id="list134838491281718" text:continue-numbering="true" text:style-name="_5f_Numérotation_20_des_20_exercices">
                <text:list-item>
                  <text:list>
                    <text:list-item>
                      <text:p text:style-name="P117"><text:span text:style-name="_5f_Caractères">125 − 18</text:span><text:span text:style-name="_5f_Caractères_5f_correction"> </text:span><text:span text:style-name="_5f_Caractères"><text:span text:style-name="T182">=</text:span></text:span><text:span text:style-name="_5f_Caractères_5f_correction"> 125 − 20 </text:span><text:span text:style-name="_5f_Caractères_5f_correction"><text:span text:style-name="T183">+ </text:span></text:span><text:span text:style-name="_5f_Caractères_5f_correction">2 </text:span><text:span text:style-name="_5f_Caractères_5f_correction"><text:span text:style-name="T183">= </text:span></text:span><text:span text:style-name="_5f_Caractères_5f_correction">105 </text:span><text:span text:style-name="_5f_Caractères_5f_correction"><text:span text:style-name="T183">+ </text:span></text:span><text:span text:style-name="_5f_Caractères_5f_correction">2 </text:span><text:span text:style-name="_5f_Caractères_5f_correction"><text:span text:style-name="T189">= </text:span></text:span><text:span text:style-name="_5f_Caractères_5f_correction">107</text:span></text:p>
                    </text:list-item>
                    <text:list-item>
                      <text:p text:style-name="P117"><text:span text:style-name="_5f_Caractères">63 </text:span><text:span text:style-name="_5f_Caractères"><text:span text:style-name="T182">+</text:span></text:span><text:span text:style-name="_5f_Caractères"> 39 </text:span><text:span text:style-name="_5f_Caractères"><text:span text:style-name="T182">=</text:span></text:span><text:span text:style-name="_5f_Caractères_5f_correction"> 63 </text:span><text:span text:style-name="_5f_Caractères_5f_correction"><text:span text:style-name="T183">+ </text:span></text:span><text:span text:style-name="_5f_Caractères_5f_correction">40 − 1 </text:span><text:span text:style-name="_5f_Caractères_5f_correction"><text:span text:style-name="T183">= </text:span></text:span><text:span text:style-name="_5f_Caractères_5f_correction">103 − 1 </text:span><text:span text:style-name="_5f_Caractères_5f_correction"><text:span text:style-name="T183">= </text:span></text:span><text:span text:style-name="_5f_Caractères_5f_correction">102</text:span></text:p>
                    </text:list-item>
                    <text:list-item>
                      <text:p text:style-name="P117"><text:span text:style-name="_5f_Caractères">300 − 78</text:span><text:span text:style-name="_5f_Caractères_5f_correction"> </text:span><text:span text:style-name="_5f_Caractères"><text:span text:style-name="T182">=</text:span></text:span><text:span text:style-name="_5f_Caractères_5f_correction"> 300 − 80 </text:span><text:span text:style-name="_5f_Caractères_5f_correction"><text:span text:style-name="T183">+ </text:span></text:span><text:span text:style-name="_5f_Caractères_5f_correction">2 </text:span><text:span text:style-name="_5f_Caractères_5f_correction"><text:span text:style-name="T183">= </text:span></text:span><text:span text:style-name="_5f_Caractères_5f_correction">220 </text:span><text:span text:style-name="_5f_Caractères_5f_correction"><text:span text:style-name="T183">+ </text:span></text:span><text:span text:style-name="_5f_Caractères_5f_correction">2 </text:span><text:span text:style-name="_5f_Caractères_5f_correction"><text:span text:style-name="T183">= </text:span></text:span><text:span text:style-name="_5f_Caractères_5f_correction">222</text:span></text:p>
                    </text:list-item>
                  </text:list>
                  <text:h text:style-name="P125" text:outline-level="1"><text:span text:style-name="_5f_Caractères"/></text:h>
                </text:list-item>
                <text:list-item>
                  <text:h text:style-name="P126" text:outline-level="1"><text:soft-page-break/><text:span text:style-name="_5f_Caractères">Pose en colonnes et effectue.</text:span></text:h>
                </text:list-item>
              </text:list>
              <text:section text:style-name="Sect5" text:name="Section5">
                <text:list xml:id="list134838063804060" text:continue-numbering="true" text:style-name="_5f_Numérotation_20_des_20_exercices">
                  <text:list-item>
                    <text:list>
                      <text:list-item>
                        <text:p text:style-name="P121"><text:span text:style-name="_5f_Caractères">473,26 + 3</text:span><text:span text:style-name="_5f_Caractères"><text:span text:style-name="T181"> </text:span></text:span><text:span text:style-name="_5f_Caractères">052,4</text:span></text:p>
                      </text:list-item>
                      <text:list-item>
                        <text:p text:style-name="P121"><text:span text:style-name="_5f_Caractères">30 + 9,23 + 121,5</text:span></text:p>
                      </text:list-item>
                      <text:list-item>
                        <text:p text:style-name="P121"><text:span text:style-name="_5f_Caractères">29,4 + 8,328 + 12,4</text:span></text:p>
                      </text:list-item>
                      <text:list-item>
                        <text:p text:style-name="P121"><text:span text:style-name="_5f_Caractères">751,25 − 98,2</text:span></text:p>
                      </text:list-item>
                      <text:list-item>
                        <text:p text:style-name="P121"><text:span text:style-name="_5f_Caractères">8,5 − 0,082</text:span></text:p>
                      </text:list-item>
                      <text:list-item>
                        <text:p text:style-name="P121"><text:span text:style-name="_5f_Caractères">72 − 68,41</text:span></text:p>
                      </text:list-item>
                    </text:list>
                  </text:list-item>
                </text:list>
                <text:h text:style-name="_5f_Paragraphe" text:outline-level="1"/>
              </text:section>
              <text:h text:style-name="_5f_Paragraphe" text:outline-level="1"><draw:frame text:anchor-type="paragraph" draw:z-index="77" draw:name="Forme1_55" draw:style-name="gr17" draw:text-style-name="P139" svg:width="0.251cm" svg:height="0.742cm" svg:x="5.163cm" svg:y="4.538cm"><draw:text-box><text:p text:style-name="P128"><text:span text:style-name="T197">9</text:span></text:p></draw:text-box></draw:frame><draw:frame text:anchor-type="paragraph" draw:z-index="79" draw:name="Forme1_56" draw:style-name="gr17" draw:text-style-name="P139" svg:width="0.251cm" svg:height="0.742cm" svg:x="4.655cm" svg:y="4.517cm"><draw:text-box><text:p text:style-name="P128"><text:span text:style-name="T197">4</text:span></text:p></draw:text-box></draw:frame><draw:frame text:anchor-type="paragraph" draw:z-index="82" draw:name="Forme1_58" draw:style-name="gr17" draw:text-style-name="P139" svg:width="0.251cm" svg:height="0.742cm" svg:x="8.204cm" svg:y="4.57cm"><draw:text-box><text:p text:style-name="P128"><text:span text:style-name="T197">9</text:span></text:p></draw:text-box></draw:frame><draw:frame text:anchor-type="paragraph" draw:z-index="88" draw:name="Forme1_62" draw:style-name="gr17" draw:text-style-name="P139" svg:width="0.251cm" svg:height="0.742cm" svg:x="7.165cm" svg:y="4.547cm"><draw:text-box><text:p text:style-name="P128"><text:span text:style-name="T197">6</text:span></text:p></draw:text-box></draw:frame></text:h>
              <table:table table:name="Table1" table:style-name="Table1">
                <table:table-column table:style-name="Table1.A" table:number-columns-repeated="3"/>
                <table:table-header-rows>
                  <table:table-row table:style-name="Table1.1">
                    <table:table-cell table:style-name="Table1.A1" office:value-type="string">
                      <text:h text:style-name="P107" text:outline-level="1"><draw:frame text:anchor-type="paragraph" draw:z-index="34" draw:name="Forme1_42" draw:style-name="gr19" draw:text-style-name="P140" svg:width="0.251cm" svg:height="0.496cm" svg:x="0.908cm" svg:y="0.499cm"><draw:text-box><text:p text:style-name="P128"><text:span text:style-name="T198">1</text:span></text:p></draw:text-box></draw:frame><draw:frame text:anchor-type="paragraph" draw:z-index="71" draw:name="Forme1_51" draw:style-name="gr17" draw:text-style-name="P139" svg:width="0.251cm" svg:height="0.742cm" svg:x="1.087cm" svg:y="3.955cm"><draw:text-box><text:p text:style-name="P128"><text:span text:style-name="T197">4</text:span></text:p></draw:text-box></draw:frame><draw:frame text:anchor-type="paragraph" draw:z-index="74" draw:name="Forme1_53" draw:style-name="gr17" draw:text-style-name="P139" svg:width="0.251cm" svg:height="0.742cm" svg:x="0.617cm" svg:y="3.925cm"><draw:text-box><text:p text:style-name="P128"><text:span text:style-name="T197">6</text:span></text:p></draw:text-box></draw:frame><draw:frame text:anchor-type="paragraph" draw:z-index="83" draw:name="Forme1_59" draw:style-name="gr17" draw:text-style-name="P139" svg:width="0.251cm" svg:height="0.742cm" svg:x="7.481cm" svg:y="3.822cm"><draw:text-box><text:p text:style-name="P128"><text:span text:style-name="T197">1</text:span></text:p></draw:text-box></draw:frame><text:span text:style-name="_5f_pointillés_20_gris"><text:span text:style-name="T185"><text:s text:c="9"/></text:span></text:span></text:h>
                      <text:h text:style-name="P107" text:outline-level="1"><text:span text:style-name="Character_5f_20_5f_style"><text:span text:style-name="T185">4 7 3, 2 6</text:span></text:span></text:h>
                      <text:h text:style-name="P110" text:outline-level="1"><text:span text:style-name="Character_5f_20_5f_style"><text:span text:style-name="T185">+ <text:s text:c="3"/>3 0 5 2, 4 <text:s text:c="7"/></text:span></text:span></text:h>
                      <text:p text:style-name="_5f_Paragraphe_5f_Réponse_5f_Pointillés_5f_Grisés_5f_avec_5f_bordure_5f_supérieure"><text:span text:style-name="_5f_pointillés_20_gris"><text:span text:style-name="T185"><text:s text:c="2"/></text:span></text:span><text:span text:style-name="_5f_Caractères_5f_correction"><text:span text:style-name="T185">3 5 2 5, 6 6</text:span></text:span></text:p>
                    </table:table-cell>
                    <table:table-cell table:style-name="Table1.A1" office:value-type="string">
                      <text:h text:style-name="P107" text:outline-level="1"><text:span text:style-name="_5f_pointillés_20_gris"><text:span text:style-name="T185"/></text:span></text:h>
                      <text:h text:style-name="P108" text:outline-level="1"><draw:frame text:anchor-type="paragraph" draw:z-index="66" draw:name="Forme1_40" draw:style-name="gr19" draw:text-style-name="P140" svg:width="0.251cm" svg:height="0.496cm" svg:x="1.254cm" svg:y="-0.085cm"><draw:text-box><text:p text:style-name="P128"><text:span text:style-name="T198">1</text:span></text:p></draw:text-box></draw:frame><text:span text:style-name="_5f_Caractères"><text:span text:style-name="T185">3 0 <text:s text:c="6"/></text:span></text:span></text:h>
                      <text:h text:style-name="P108" text:outline-level="1"><text:span text:style-name="_5f_Caractères"><text:span text:style-name="T185">+ <text:s text:c="11"/>9, 2 3</text:span></text:span></text:h>
                      <text:h text:style-name="P107" text:outline-level="1"><text:span text:style-name="_5f_Caractères"><text:span text:style-name="T185">+ <text:s text:c="5"/>1 2 1, 5</text:span></text:span><text:span text:style-name="_5f_pointillés_20_gris"><text:span text:style-name="T185"> <text:s text:c="2"/></text:span></text:span></text:h>
                      <text:p text:style-name="_5f_Paragraphe_5f_Réponse_5f_Pointillés_5f_Grisés_5f_avec_5f_bordure_5f_supérieure"><text:span text:style-name="_5f_Caractères_5f_correction">1 6 0, 7 3</text:span></text:p>
                    </table:table-cell>
                    <table:table-cell table:style-name="Table1.C1" office:value-type="string">
                      <text:h text:style-name="P107" text:outline-level="1"><draw:frame text:anchor-type="paragraph" draw:z-index="67" draw:name="Forme1_48" draw:style-name="gr19" draw:text-style-name="P140" svg:width="0.251cm" svg:height="0.496cm" svg:x="1.228cm" svg:y="0.485cm"><draw:text-box><text:p text:style-name="P128"><text:span text:style-name="T198">1</text:span></text:p></draw:text-box></draw:frame><draw:frame text:anchor-type="paragraph" draw:z-index="68" draw:name="Forme1_49" draw:style-name="gr19" draw:text-style-name="P140" svg:width="0.251cm" svg:height="0.496cm" svg:x="0.87cm" svg:y="0.485cm"><draw:text-box><text:p text:style-name="P128"><text:span text:style-name="T198">2</text:span></text:p></draw:text-box></draw:frame><text:span text:style-name="_5f_pointillés_20_gris"><text:span text:style-name="T185"/></text:span></text:h>
                      <text:h text:style-name="P107" text:outline-level="1"><text:span text:style-name="_5f_Caractères"><text:span text:style-name="T185"><text:s text:c="2"/>2 9, 4 <text:s text:c="5"/></text:span></text:span></text:h>
                      <text:h text:style-name="P107" text:outline-level="1"><text:span text:style-name="_5f_Caractères"><text:span text:style-name="T185">+ <text:s text:c="8"/>8, 3 2 8</text:span></text:span></text:h>
                      <text:h text:style-name="P109" text:outline-level="1"><text:span text:style-name="_5f_Caractères"><text:span text:style-name="T185">+ <text:s text:c="4"/>1 2, 4 <text:s text:c="2"/></text:span></text:span><text:span text:style-name="_5f_pointillés_20_gris"><text:span text:style-name="T185"><text:s/></text:span></text:span></text:h>
                      <text:p text:style-name="_5f_Paragraphe_5f_Réponse_5f_Pointillés_5f_Grisés_5f_avec_5f_bordure_5f_supérieure"><text:span text:style-name="_5f_Caractères_5f_correction"><text:s/>5 0, 1 2 8</text:span></text:p>
                    </table:table-cell>
                  </table:table-row>
                </table:table-header-rows>
                <table:table-row table:style-name="Table1.1">
                  <table:table-cell table:style-name="Table1.A2" office:value-type="string">
                    <text:h text:style-name="P107" text:outline-level="1"><draw:frame text:anchor-type="paragraph" draw:z-index="69" draw:name="Forme1_50" draw:style-name="gr19" draw:text-style-name="P140" svg:width="0.251cm" svg:height="0.496cm" svg:x="1.653cm" svg:y="0.28cm"><draw:text-box><text:p text:style-name="P128"><text:span text:style-name="T198">1</text:span></text:p></draw:text-box></draw:frame><draw:frame text:anchor-type="paragraph" draw:z-index="72" draw:name="Forme1_52" draw:style-name="gr19" draw:text-style-name="P140" svg:width="0.251cm" svg:height="0.496cm" svg:x="1.087cm" svg:y="0.321cm"><draw:text-box><text:p text:style-name="P128"><text:span text:style-name="T198">1</text:span></text:p></draw:text-box></draw:frame><draw:line text:anchor-type="char" draw:z-index="70" draw:name="Shape2_10" draw:style-name="gr18" draw:text-style-name="P128" svg:x1="1.236cm" svg:y1="0.487cm" svg:x2="1.566cm" svg:y2="0.06cm"><text:p/></draw:line><text:span text:style-name="Character_5f_20_5f_style"><text:span text:style-name="T185">7 </text:span></text:span><draw:line text:anchor-type="char" draw:z-index="73" draw:name="Shape2_11" draw:style-name="gr18" draw:text-style-name="P128" svg:x1="0.757cm" svg:y1="0.487cm" svg:x2="1.087cm" svg:y2="0.06cm"><text:p/></draw:line><text:span text:style-name="Character_5f_20_5f_style"><text:span text:style-name="T185"><text:s/>5 <text:s/>1, 2 5</text:span></text:span></text:h>
                    <text:h text:style-name="P107" text:outline-level="1"><text:span text:style-name="Character_5f_20_5f_style"><text:span text:style-name="T185">– <text:s text:c="4"/>9 <text:s/>8, 2 0</text:span></text:span></text:h>
                    <text:p text:style-name="_5f_Paragraphe_5f_Réponse_5f_Pointillés_5f_Grisés_5f_avec_5f_bordure_5f_supérieure"><text:span text:style-name="_5f_Caractères_5f_correction">6 <text:s/>5 <text:s/>3, 0 5</text:span></text:p>
                  </table:table-cell>
                  <table:table-cell table:style-name="Table1.A2" office:value-type="string">
                    <text:h text:style-name="P104" text:outline-level="1"><draw:frame text:anchor-type="paragraph" draw:z-index="75" draw:name="Forme1_54" draw:style-name="gr19" draw:text-style-name="P140" svg:width="0.251cm" svg:height="0.496cm" svg:x="2.413cm" svg:y="0.307cm"><draw:text-box><text:p text:style-name="P128"><text:span text:style-name="T198">1</text:span></text:p></draw:text-box></draw:frame><draw:line text:anchor-type="char" draw:z-index="76" draw:name="Shape2_12" draw:style-name="gr18" draw:text-style-name="P128" svg:x1="2.163cm" svg:y1="0.529cm" svg:x2="2.493cm" svg:y2="0.102cm"><text:p/></draw:line><text:span text:style-name="Character_5f_20_5f_style">8, <text:s text:c="2"/>5 <text:s/></text:span><draw:line text:anchor-type="char" draw:z-index="78" draw:name="Shape2_13" draw:style-name="gr18" draw:text-style-name="P128" svg:x1="1.683cm" svg:y1="0.529cm" svg:x2="2.013cm" svg:y2="0.102cm"><text:p/></draw:line><text:span text:style-name="Character_5f_20_5f_style">0 0</text:span></text:h>
                    <text:h text:style-name="P104" text:outline-level="1"><text:span text:style-name="Character_5f_20_5f_style">– <text:s text:c="4"/>0, <text:s text:c="2"/>0 <text:s/>8 2</text:span></text:h>
                    <text:p text:style-name="_5f_Paragraphe_5f_Réponse_5f_Pointillés_5f_Grisés_5f_avec_5f_bordure_5f_supérieure"><text:span text:style-name="_5f_Caractères_5f_correction">8, <text:s text:c="2"/>4 <text:s/>1 8</text:span></text:p>
                  </table:table-cell>
                  <table:table-cell table:style-name="Table1.C2" office:value-type="string">
                    <text:h text:style-name="P104" text:outline-level="1"><draw:frame text:anchor-type="paragraph" draw:z-index="80" draw:name="Forme1_57" draw:style-name="gr19" draw:text-style-name="P140" svg:width="0.251cm" svg:height="0.496cm" svg:x="2.427cm" svg:y="0.335cm"><draw:text-box><text:p text:style-name="P128"><text:span text:style-name="T198">1</text:span></text:p></draw:text-box></draw:frame><draw:frame text:anchor-type="paragraph" draw:z-index="85" draw:name="Forme1_60" draw:style-name="gr19" draw:text-style-name="P140" svg:width="0.251cm" svg:height="0.496cm" svg:x="1.475cm" svg:y="0.362cm"><draw:text-box><text:p text:style-name="P128"><text:span text:style-name="T198">1</text:span></text:p></draw:text-box></draw:frame><draw:frame text:anchor-type="paragraph" draw:z-index="86" draw:name="Forme1_61" draw:style-name="gr19" draw:text-style-name="P140" svg:width="0.251cm" svg:height="0.496cm" svg:x="2.427cm" svg:y="0.335cm"><draw:text-box><text:p text:style-name="P128"><text:span text:style-name="T198">1</text:span></text:p></draw:text-box></draw:frame><text:span text:style-name="Character_5f_20_5f_style">7 <text:s/></text:span><draw:line text:anchor-type="char" draw:z-index="84" draw:name="Shape2_15" draw:style-name="gr18" draw:text-style-name="P128" svg:x1="1.568cm" svg:y1="0.489cm" svg:x2="1.898cm" svg:y2="0.062cm"><text:p/></draw:line><text:span text:style-name="Character_5f_20_5f_style">2</text:span><draw:line text:anchor-type="char" draw:z-index="87" draw:name="Shape2_16" draw:style-name="gr18" draw:text-style-name="P128" svg:x1="1.111cm" svg:y1="0.469cm" svg:x2="1.381cm" svg:y2="0.136cm"><text:p/></draw:line><text:span text:style-name="Character_5f_20_5f_style">, <text:s/></text:span><draw:line text:anchor-type="char" draw:z-index="81" draw:name="Shape2_14" draw:style-name="gr18" draw:text-style-name="P128" svg:x1="2.163cm" svg:y1="0.529cm" svg:x2="2.493cm" svg:y2="0.102cm"><text:p/></draw:line><text:span text:style-name="Character_5f_20_5f_style">0 0</text:span></text:h>
                    <text:h text:style-name="P104" text:outline-level="1"><text:span text:style-name="Character_5f_20_5f_style">– <text:s text:c="4"/>6 <text:s/>8, <text:s/>4 1</text:span></text:h>
                    <text:p text:style-name="_5f_Paragraphe_5f_Réponse_5f_Pointillés_5f_Grisés_5f_avec_5f_bordure_5f_supérieure"><text:span text:style-name="_5f_Caractères_5f_correction">3, <text:s/>5 9</text:span></text:p>
                  </table:table-cell>
                </table:table-row>
              </table:table>
              <text:p text:style-name="Standard"><text:span text:style-name="_5f_pointillés_20_gris"/></text:p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2" svg:font-family="OpenSymbol, 'Arial Unicode MS'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3" svg:font-family="OpenSymbol, 'Arial Unicode MS'" style:font-pitch="variable"/>
    <style:font-face style:name="SimSun" svg:font-family="SimSu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4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426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165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91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92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13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93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94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5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9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14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14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96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97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148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14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5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8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0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1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2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169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168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3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152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166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104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161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15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160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16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1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8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15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15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109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150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174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173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111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167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112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3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0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135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17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114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5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6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2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13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117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118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9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0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1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122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144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123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14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12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5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17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126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13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127" draw:name="Shape3_12" draw:style-name="Mgr5" draw:text-style-name="MP1" svg:x1="10.308cm" svg:y1="0.388cm" svg:x2="20.496cm" svg:y2="0.36cm"><text:p/></draw:line><draw:path text:anchor-type="paragraph" draw:z-index="128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129" draw:name="Shape3_27" draw:style-name="Mgr5" draw:text-style-name="MP1" svg:x1="10.308cm" svg:y1="0.388cm" svg:x2="20.496cm" svg:y2="0.36cm"><text:p/></draw:line><draw:path text:anchor-type="paragraph" draw:z-index="13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131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25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1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" text:anchor-type="paragraph" svg:y="-0.06cm" draw:z-index="428"><draw:text-box fo:min-height="0.499cm" fo:min-width="7.096cm"><draw:frame draw:style-name="Mfr2" draw:name="Frame2" text:anchor-type="frame" svg:x="0.45cm" svg:y="0.079cm" svg:width="0.817cm" draw:z-index="430"><draw:text-box fo:min-height="0.355cm"><text:p text:style-name="MP3"><text:page-number text:select-page="current">3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draw:g text:anchor-type="paragraph" draw:z-index="432" draw:name="Shape4_47" draw:style-name="Mgr2"><draw:path draw:style-name="Mgr3" draw:text-style-name="MP7" svg:width="0.855cm" svg:height="1.172cm" svg:x="18.344cm" svg:y="-0.175cm" svg:viewBox="0 0 856 1173" svg:d="M856 1173h-856v-991c0-100 79-182 175-182h505c97 0 176 82 176 182z"><text:p/></draw:path></draw:g></text:p>
      </style:footer>
      <style:footer-left>
        <text:p text:style-name="MP2"><draw:g text:anchor-type="paragraph" draw:z-index="433" draw:name="Shape4_268" draw:style-name="Mgr2"><draw:path draw:style-name="Mgr3" draw:text-style-name="MP7" svg:width="0.855cm" svg:height="1.172cm" svg:x="-0.307cm" svg:y="-0.175cm" svg:viewBox="0 0 856 1173" svg:d="M856 1173h-856v-991c0-100 79-182 175-182h505c97 0 176 82 176 182z"><text:p/></draw:path></draw:g><draw:frame draw:style-name="Mfr1" draw:name="Frame3" text:anchor-type="paragraph" svg:y="-0.06cm" draw:z-index="434"><draw:text-box fo:min-height="0.499cm" fo:min-width="7.096cm"><draw:frame draw:style-name="Mfr2" draw:name="Frame4" text:anchor-type="frame" svg:x="0.45cm" svg:y="0.079cm" svg:width="0.817cm" draw:z-index="435"><draw:text-box fo:min-height="0.355cm"><text:p text:style-name="MP3"><text:page-number text:select-page="current">2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22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23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24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420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421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17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18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19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415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416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413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414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411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412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08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09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10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407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04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05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06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402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403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99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00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01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96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97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98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394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395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391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392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93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389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390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386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387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388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384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385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81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383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382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8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79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80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376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377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374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375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372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373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370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371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7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8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9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364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365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366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1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2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3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58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360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359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52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354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35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34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34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34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34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34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34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34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33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33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33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33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33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33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32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32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32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32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32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32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31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31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31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31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31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31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30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06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307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304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305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302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303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300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301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298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299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96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97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294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295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92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93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290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291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88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89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286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287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284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285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282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283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280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281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27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272" draw:name="Shape7_8" draw:style-name="Mgr9" draw:text-style-name="MP1" svg:x1="9.042cm" svg:y1="0.36cm" svg:x2="20.461cm" svg:y2="0.36cm"><text:p/></draw:line><draw:path text:anchor-type="paragraph" draw:z-index="273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74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276" draw:name="Shape7_9" draw:style-name="Mgr9" draw:text-style-name="MP1" svg:x1="9.042cm" svg:y1="0.36cm" svg:x2="20.461cm" svg:y2="0.36cm"><text:p/></draw:line><draw:path text:anchor-type="paragraph" draw:z-index="277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78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27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27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26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26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253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54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255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257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58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259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25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724728072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25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4837919476844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25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4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5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24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24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24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23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23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23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23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23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231" draw:name="Shape9" draw:style-name="Mgr1" draw:text-style-name="MP1" svg:x1="11.559cm" svg:y1="0.36cm" svg:x2="20.5cm" svg:y2="0.36cm"><text:p/></draw:line><draw:frame text:anchor-type="paragraph" draw:z-index="232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233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23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23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22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22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22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22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22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22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22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22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2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2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21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21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21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21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21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21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1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21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1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1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20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20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0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0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0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0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0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20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0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0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9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9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9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9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8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82" draw:name="Shape3_0" draw:style-name="Mgr14" draw:text-style-name="MP1" svg:x1="10.893cm" svg:y1="0.403cm" svg:x2="20.503cm" svg:y2="0.327cm"><text:p/></draw:line><draw:path text:anchor-type="char" draw:z-index="183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86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8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84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87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18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8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. KHARROUBI</meta:initial-creator>
    <meta:creation-date>2021-04-22T00:00:55.350000000</meta:creation-date>
    <meta:editing-duration>PT1H2M30S</meta:editing-duration>
    <meta:editing-cycles>22</meta:editing-cycles>
    <meta:generator>LibreOffice/7.1.1.2$Windows_X86_64 LibreOffice_project/fe0b08f4af1bacafe4c7ecc87ce55bb426164676</meta:generator>
    <dc:description>Fiche 3 - série 1</dc:description>
    <dc:title>Calculer : Additionner et soustraire - Corrigé</dc:title>
    <dc:date>2021-09-16T13:48:35.406000000</dc:date>
    <meta:document-statistic meta:table-count="4" meta:image-count="0" meta:object-count="0" meta:page-count="3" meta:paragraph-count="960" meta:word-count="3737" meta:character-count="21082" meta:non-whitespace-character-count="17665"/>
    <meta:template xlink:type="simple" xlink:actuate="onRequest" xlink:title="Calculer : Distributivité" xlink:href="../../Modele_cahier.ott" meta:date="2021-08-21T09:29:10.262480877"/>
  </office:meta>
</office:document-meta>
</file>